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uľka4" style:family="table">
      <style:table-properties style:width="17cm" table:align="margins"/>
    </style:style>
    <style:style style:name="Tabuľka4.A" style:family="table-column">
      <style:table-column-properties style:column-width="8.5cm" style:rel-column-width="32767*"/>
    </style:style>
    <style:style style:name="Tabuľka4.B" style:family="table-column">
      <style:table-column-properties style:column-width="8.5cm" style:rel-column-width="32768*"/>
    </style:style>
    <style:style style:name="Tabuľka4.A1" style:family="table-cell">
      <style:table-cell-properties fo:padding="0.097cm" fo:border-left="0.5pt solid #000000" fo:border-right="none" fo:border-top="0.5pt solid #000000" fo:border-bottom="0.5pt solid #000000"/>
    </style:style>
    <style:style style:name="Tabuľka4.B1" style:family="table-cell">
      <style:table-cell-properties fo:padding="0.097cm" fo:border="0.5pt solid #000000"/>
    </style:style>
    <style:style style:name="Tabuľka4.A2" style:family="table-cell">
      <style:table-cell-properties fo:padding="0.097cm" fo:border-left="0.5pt solid #000000" fo:border-right="none" fo:border-top="none" fo:border-bottom="0.5pt solid #000000"/>
    </style:style>
    <style:style style:name="Tabuľka4.B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6.907cm" fo:margin-left="0.005cm" fo:margin-top="0cm" fo:margin-bottom="0cm" fo:break-before="auto" fo:break-after="auto" table:align="left"/>
    </style:style>
    <style:style style:name="Table1.A" style:family="table-column">
      <style:table-column-properties style:column-width="8.41cm"/>
    </style:style>
    <style:style style:name="Table1.B" style:family="table-column">
      <style:table-column-properties style:column-width="8.497cm"/>
    </style:style>
    <style:style style:name="Table1.1" style:family="table-row">
      <style:table-row-properties style:min-row-height="0.808cm" fo:keep-together="auto"/>
    </style:style>
    <style:style style:name="Table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1.B1" style:family="table-cell">
      <style:table-cell-properties fo:padding-left="0.199cm" fo:padding-right="0.191cm" fo:padding-top="0cm" fo:padding-bottom="0cm" fo:border="0.5pt solid #000000"/>
    </style:style>
    <style:style style:name="Table1.2" style:family="table-row">
      <style:table-row-properties style:min-row-height="0.975cm"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7.881cm" fo:keep-together="auto"/>
    </style:style>
    <style:style style:name="Table1.5" style:family="table-row">
      <style:table-row-properties fo:keep-together="auto"/>
    </style:style>
    <style:style style:name="Table2" style:family="table">
      <style:table-properties style:width="17cm" fo:margin-left="-0.279cm" fo:margin-top="0cm" fo:margin-bottom="0cm" table:align="left"/>
    </style:style>
    <style:style style:name="Table2.A" style:family="table-column">
      <style:table-column-properties style:column-width="8.498cm"/>
    </style:style>
    <style:style style:name="Table2.B" style:family="table-column">
      <style:table-column-properties style:column-width="8.502cm"/>
    </style:style>
    <style:style style:name="Table2.1" style:family="table-row">
      <style:table-row-properties style:min-row-height="0.697cm" fo:keep-together="auto"/>
    </style:style>
    <style:style style:name="Table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1" style:family="table-cell">
      <style:table-cell-properties fo:padding-left="0.199cm" fo:padding-right="0.191cm" fo:padding-top="0cm" fo:padding-bottom="0cm" fo:border="0.5pt solid #000000"/>
    </style:style>
    <style:style style:name="Table2.2" style:family="table-row">
      <style:table-row-properties style:min-row-height="0.695cm"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style:min-row-height="5.673cm" fo:keep-together="auto"/>
    </style:style>
    <style:style style:name="Table2.5" style:family="table-row">
      <style:table-row-properties fo:keep-together="auto"/>
    </style:style>
    <style:style style:name="Table3" style:family="table">
      <style:table-properties style:width="17cm" fo:margin-left="-0.088cm" fo:margin-top="0cm" fo:margin-bottom="0cm" table:align="left"/>
    </style:style>
    <style:style style:name="Table3.A" style:family="table-column">
      <style:table-column-properties style:column-width="8.498cm"/>
    </style:style>
    <style:style style:name="Table3.B" style:family="table-column">
      <style:table-column-properties style:column-width="8.502cm"/>
    </style:style>
    <style:style style:name="Table3.1" style:family="table-row">
      <style:table-row-properties style:min-row-height="0.586cm" fo:keep-together="auto"/>
    </style:style>
    <style:style style:name="Table3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3.B1" style:family="table-cell">
      <style:table-cell-properties fo:padding-left="0.199cm" fo:padding-right="0.191cm" fo:padding-top="0cm" fo:padding-bottom="0cm" fo:border="0.5pt solid #000000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style:min-row-height="5.673cm" fo:keep-together="auto"/>
    </style:style>
    <style:style style:name="Table3.5" style:family="table-row">
      <style:table-row-properties fo:keep-together="auto"/>
    </style:style>
    <style:style style:name="Table4" style:family="table">
      <style:table-properties style:width="17cm" fo:margin-left="-0.088cm" fo:margin-top="0cm" fo:margin-bottom="0cm" table:align="left"/>
    </style:style>
    <style:style style:name="Table4.A" style:family="table-column">
      <style:table-column-properties style:column-width="8.498cm"/>
    </style:style>
    <style:style style:name="Table4.B" style:family="table-column">
      <style:table-column-properties style:column-width="8.5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4.B1" style:family="table-cell">
      <style:table-cell-properties fo:padding-left="0.199cm" fo:padding-right="0.191cm" fo:padding-top="0cm" fo:padding-bottom="0cm" fo:border="0.5pt solid #000000"/>
    </style:style>
    <style:style style:name="Table4.4" style:family="table-row">
      <style:table-row-properties style:min-row-height="5.673cm" fo:keep-together="auto"/>
    </style:style>
    <style:style style:name="Table5" style:family="table">
      <style:table-properties style:width="17cm" fo:margin-left="-0.088cm" fo:margin-top="0cm" fo:margin-bottom="0cm" table:align="left"/>
    </style:style>
    <style:style style:name="Table5.A" style:family="table-column">
      <style:table-column-properties style:column-width="8.498cm"/>
    </style:style>
    <style:style style:name="Table5.B" style:family="table-column">
      <style:table-column-properties style:column-width="8.502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5.B1" style:family="table-cell">
      <style:table-cell-properties fo:padding-left="0.199cm" fo:padding-right="0.191cm" fo:padding-top="0cm" fo:padding-bottom="0cm" fo:border="0.5pt solid #000000"/>
    </style:style>
    <style:style style:name="Table5.4" style:family="table-row">
      <style:table-row-properties style:min-row-height="5.673cm" fo:keep-together="auto"/>
    </style:style>
    <style:style style:name="Tabuľka1" style:family="table">
      <style:table-properties style:width="17cm" fo:margin-left="-0.088cm" fo:margin-top="0cm" fo:margin-bottom="0cm" fo:break-before="auto" fo:break-after="auto" table:align="left"/>
    </style:style>
    <style:style style:name="Tabuľka1.A" style:family="table-column">
      <style:table-column-properties style:column-width="8.498cm"/>
    </style:style>
    <style:style style:name="Tabuľka1.B" style:family="table-column">
      <style:table-column-properties style:column-width="8.502cm"/>
    </style:style>
    <style:style style:name="Tabuľka1.1" style:family="table-row">
      <style:table-row-properties style:min-row-height="0.586cm" fo:keep-together="auto"/>
    </style:style>
    <style:style style:name="Tabuľka1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uľka1.B1" style:family="table-cell">
      <style:table-cell-properties fo:padding-left="0.199cm" fo:padding-right="0.191cm" fo:padding-top="0cm" fo:padding-bottom="0cm" fo:border="0.5pt solid #000000"/>
    </style:style>
    <style:style style:name="Tabuľka1.2" style:family="table-row">
      <style:table-row-properties style:min-row-height="0.582cm" fo:keep-together="auto"/>
    </style:style>
    <style:style style:name="Tabuľka1.3" style:family="table-row">
      <style:table-row-properties fo:keep-together="auto"/>
    </style:style>
    <style:style style:name="Tabuľka1.4" style:family="table-row">
      <style:table-row-properties style:min-row-height="7.881cm" fo:keep-together="auto"/>
    </style:style>
    <style:style style:name="Tabuľka1.5" style:family="table-row">
      <style:table-row-properties fo:keep-together="auto"/>
    </style:style>
    <style:style style:name="Tabuľka2" style:family="table">
      <style:table-properties style:width="17cm" fo:margin-left="-0.088cm" fo:margin-top="0cm" fo:margin-bottom="0cm" fo:break-before="auto" fo:break-after="auto" table:align="left"/>
    </style:style>
    <style:style style:name="Tabuľka2.A" style:family="table-column">
      <style:table-column-properties style:column-width="8.498cm"/>
    </style:style>
    <style:style style:name="Tabuľka2.B" style:family="table-column">
      <style:table-column-properties style:column-width="8.502cm"/>
    </style:style>
    <style:style style:name="Tabuľka2.1" style:family="table-row">
      <style:table-row-properties fo:keep-together="auto"/>
    </style:style>
    <style:style style:name="Tabuľka2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uľka2.B1" style:family="table-cell">
      <style:table-cell-properties fo:padding-left="0.199cm" fo:padding-right="0.191cm" fo:padding-top="0cm" fo:padding-bottom="0cm" fo:border="0.5pt solid #000000"/>
    </style:style>
    <style:style style:name="Tabuľka2.2" style:family="table-row">
      <style:table-row-properties style:min-row-height="1.293cm" fo:keep-together="auto"/>
    </style:style>
    <style:style style:name="Tabuľka2.4" style:family="table-row">
      <style:table-row-properties style:min-row-height="7.881cm" fo:keep-together="auto"/>
    </style:style>
    <style:style style:name="Table6" style:family="table">
      <style:table-properties style:width="17cm" fo:margin-left="-0.088cm" fo:margin-top="0cm" fo:margin-bottom="0cm" table:align="left"/>
    </style:style>
    <style:style style:name="Table6.A" style:family="table-column">
      <style:table-column-properties style:column-width="8.498cm"/>
    </style:style>
    <style:style style:name="Table6.B" style:family="table-column">
      <style:table-column-properties style:column-width="8.502cm"/>
    </style:style>
    <style:style style:name="Table6.1" style:family="table-row">
      <style:table-row-properties style:min-row-height="0.67cm" fo:keep-together="auto"/>
    </style:style>
    <style:style style:name="Table6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6.B1" style:family="table-cell">
      <style:table-cell-properties fo:padding-left="0.199cm" fo:padding-right="0.191cm" fo:padding-top="0cm" fo:padding-bottom="0cm" fo:border="0.5pt solid #000000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style:min-row-height="5.673cm" fo:keep-together="auto"/>
    </style:style>
    <style:style style:name="Table6.5" style:family="table-row">
      <style:table-row-properties fo:keep-together="auto"/>
    </style:style>
    <style:style style:name="Table7" style:family="table">
      <style:table-properties style:width="17cm" fo:margin-left="-0.088cm" fo:margin-top="0cm" fo:margin-bottom="0cm" table:align="left"/>
    </style:style>
    <style:style style:name="Table7.A" style:family="table-column">
      <style:table-column-properties style:column-width="8.498cm"/>
    </style:style>
    <style:style style:name="Table7.B" style:family="table-column">
      <style:table-column-properties style:column-width="8.502cm"/>
    </style:style>
    <style:style style:name="Table7.1" style:family="table-row">
      <style:table-row-properties style:min-row-height="0.67cm" fo:keep-together="auto"/>
    </style:style>
    <style:style style:name="Table7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7.B1" style:family="table-cell">
      <style:table-cell-properties fo:padding-left="0.199cm" fo:padding-right="0.191cm" fo:padding-top="0cm" fo:padding-bottom="0cm" fo:border="0.5pt solid #000000"/>
    </style:style>
    <style:style style:name="Table7.2" style:family="table-row">
      <style:table-row-properties style:min-row-height="1.395cm" fo:keep-together="auto"/>
    </style:style>
    <style:style style:name="Table7.3" style:family="table-row">
      <style:table-row-properties fo:keep-together="auto"/>
    </style:style>
    <style:style style:name="Table7.4" style:family="table-row">
      <style:table-row-properties style:min-row-height="5.673cm" fo:keep-together="auto"/>
    </style:style>
    <style:style style:name="Table7.5" style:family="table-row">
      <style:table-row-properties fo:keep-together="auto"/>
    </style:style>
    <style:style style:name="Tabuľka3" style:family="table">
      <style:table-properties style:width="17cm" fo:margin-left="-0.088cm" fo:margin-top="0cm" fo:margin-bottom="0cm" fo:break-before="auto" fo:break-after="auto" table:align="left"/>
    </style:style>
    <style:style style:name="Tabuľka3.A" style:family="table-column">
      <style:table-column-properties style:column-width="8.498cm"/>
    </style:style>
    <style:style style:name="Tabuľka3.B" style:family="table-column">
      <style:table-column-properties style:column-width="8.502cm"/>
    </style:style>
    <style:style style:name="Tabuľka3.1" style:family="table-row">
      <style:table-row-properties fo:keep-together="auto"/>
    </style:style>
    <style:style style:name="Tabuľka3.A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uľka3.B1" style:family="table-cell">
      <style:table-cell-properties fo:padding-left="0.199cm" fo:padding-right="0.191cm" fo:padding-top="0cm" fo:padding-bottom="0cm" fo:border="0.5pt solid #000000"/>
    </style:style>
    <style:style style:name="Tabuľka3.2" style:family="table-row">
      <style:table-row-properties style:min-row-height="1.014cm" fo:keep-together="auto"/>
    </style:style>
    <style:style style:name="Tabuľka3.4" style:family="table-row">
      <style:table-row-properties style:min-row-height="7.881cm" fo:keep-together="auto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officeooo:paragraph-rsid="0040e490"/>
    </style:style>
    <style:style style:name="P2" style:family="paragraph" style:parent-style-name="Standard">
      <style:paragraph-properties fo:line-height="115%" fo:orphans="0" fo:widows="0"/>
      <style:text-properties style:font-name="Arial" fo:font-size="11pt" style:font-name-asian="Arial2" style:font-size-asian="11pt" style:font-name-complex="Arial2" style:font-size-complex="11pt"/>
    </style:style>
    <style:style style:name="P3" style:family="paragraph" style:parent-style-name="Standard">
      <style:paragraph-properties fo:line-height="115%" fo:orphans="0" fo:widows="0"/>
      <style:text-properties style:font-name="Arial" fo:font-size="11pt" officeooo:paragraph-rsid="0010ffb2" style:font-name-asian="Arial2" style:font-size-asian="11pt" style:font-name-complex="Arial2" style:font-size-complex="11pt"/>
    </style:style>
    <style:style style:name="P4" style:family="paragraph" style:parent-style-name="Standard">
      <style:paragraph-properties fo:line-height="115%" fo:orphans="0" fo:widows="0"/>
      <style:text-properties style:font-name="Arial" fo:font-size="11pt" officeooo:paragraph-rsid="0011ff4a" style:font-name-asian="Arial2" style:font-size-asian="11pt" style:font-name-complex="Arial2" style:font-size-complex="11pt"/>
    </style:style>
    <style:style style:name="P5" style:family="paragraph" style:parent-style-name="Standard">
      <style:paragraph-properties fo:line-height="115%" fo:orphans="0" fo:widows="0"/>
      <style:text-properties style:font-name="Arial" fo:font-size="11pt" officeooo:paragraph-rsid="001203bc" style:font-name-asian="Arial2" style:font-size-asian="11pt" style:font-name-complex="Arial2" style:font-size-complex="11pt"/>
    </style:style>
    <style:style style:name="P6" style:family="paragraph" style:parent-style-name="Standard">
      <style:paragraph-properties fo:line-height="115%" fo:orphans="0" fo:widows="0"/>
      <style:text-properties style:font-name="Arial" fo:font-size="11pt" officeooo:paragraph-rsid="003f0e60" style:font-name-asian="Arial2" style:font-size-asian="11pt" style:font-name-complex="Arial2" style:font-size-complex="11pt"/>
    </style:style>
    <style:style style:name="P7" style:family="paragraph" style:parent-style-name="Standard">
      <style:paragraph-properties fo:line-height="115%" fo:orphans="0" fo:widows="0"/>
      <style:text-properties style:font-name="Arial" fo:font-size="11pt" officeooo:paragraph-rsid="003e93cd" style:font-name-asian="Arial2" style:font-size-asian="11pt" style:font-name-complex="Arial2" style:font-size-complex="11pt"/>
    </style:style>
    <style:style style:name="P8" style:family="paragraph" style:parent-style-name="Standard">
      <style:paragraph-properties fo:line-height="115%" fo:orphans="0" fo:widows="0"/>
      <style:text-properties style:font-name="Arial" fo:font-size="11pt" officeooo:rsid="0042fba3" style:font-name-asian="Arial2" style:font-size-asian="11pt" style:font-name-complex="Arial2" style:font-size-complex="11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Arial" fo:font-size="16pt" fo:font-weight="bold" style:font-name-asian="Arial2" style:font-size-asian="16pt" style:font-weight-asian="bold" style:font-name-complex="Arial2" style:font-size-complex="16pt"/>
    </style:style>
    <style:style style:name="P10" style:family="paragraph" style:parent-style-name="Standard">
      <style:paragraph-properties fo:line-height="115%" fo:text-align="center" style:justify-single-word="false" fo:orphans="0" fo:widows="0"/>
      <style:text-properties style:font-name="Arial" fo:font-size="16pt" fo:font-weight="bold" officeooo:rsid="003c1b5d" officeooo:paragraph-rsid="003c1b5d" style:font-name-asian="Arial2" style:font-size-asian="16pt" style:font-weight-asian="bold" style:font-name-complex="Arial2" style:font-size-complex="16pt"/>
    </style:style>
    <style:style style:name="P11" style:family="paragraph" style:parent-style-name="Standard">
      <style:paragraph-properties fo:orphans="0" fo:widows="0"/>
    </style:style>
    <style:style style:name="P12" style:family="paragraph" style:parent-style-name="Standard">
      <style:paragraph-properties fo:margin-left="0cm" fo:margin-right="0cm" fo:orphans="0" fo:widows="0" fo:text-indent="0cm" style:auto-text-indent="false"/>
    </style:style>
    <style:style style:name="P13" style:family="paragraph" style:parent-style-name="Standard">
      <style:paragraph-properties fo:orphans="0" fo:widows="0"/>
      <style:text-properties officeooo:paragraph-rsid="002e0ed3"/>
    </style:style>
    <style:style style:name="P14" style:family="paragraph" style:parent-style-name="Standard">
      <style:paragraph-properties fo:orphans="0" fo:widows="0"/>
      <style:text-properties officeooo:paragraph-rsid="004aa8a6"/>
    </style:style>
    <style:style style:name="P15" style:family="paragraph" style:parent-style-name="Standard">
      <style:text-properties fo:font-size="16pt" fo:font-weight="bold" style:font-size-asian="16pt" style:font-weight-asian="bold" style:font-size-complex="16pt"/>
    </style:style>
    <style:style style:name="P16" style:family="paragraph" style:parent-style-name="Standard">
      <style:text-properties fo:font-size="16pt" fo:font-weight="bold" officeooo:rsid="0006fe9d" officeooo:paragraph-rsid="0006fe9d" style:font-size-asian="16pt" style:font-weight-asian="bold" style:font-size-complex="16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003f2a3" style:font-name-asian="Liberation Serif1" style:font-size-asian="12pt" style:font-style-asian="normal" style:font-weight-asian="normal" style:font-name-complex="Liberation Serif1" style:font-size-complex="12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008d4e4" style:font-name-asian="Liberation Serif1" style:font-size-asian="12pt" style:font-style-asian="normal" style:font-weight-asian="normal" style:font-name-complex="Liberation Serif1" style:font-size-complex="12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3f2a3" officeooo:paragraph-rsid="0003f2a3" style:font-name-asian="Liberation Serif1" style:font-size-asian="12pt" style:font-style-asian="normal" style:font-weight-asian="normal" style:font-name-complex="Liberation Serif1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45ae6" officeooo:paragraph-rsid="003196be" style:font-name-asian="Liberation Serif1" style:font-size-asian="12pt" style:font-style-asian="normal" style:font-weight-asian="normal" style:font-name-complex="Liberation Serif1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5b4e5" officeooo:paragraph-rsid="0005b4e5" style:font-name-asian="Liberation Serif1" style:font-size-asian="12pt" style:font-style-asian="normal" style:font-weight-asian="normal" style:font-name-complex="Liberation Serif1" style:font-size-complex="12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8d4e4" officeooo:paragraph-rsid="0008d4e4" style:font-name-asian="Liberation Serif1" style:font-size-asian="12pt" style:font-style-asian="normal" style:font-weight-asian="normal" style:font-name-complex="Liberation Serif1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196be" officeooo:paragraph-rsid="003196be" style:font-name-asian="Liberation Serif1" style:font-size-asian="12pt" style:font-style-asian="normal" style:font-weight-asian="normal" style:font-name-complex="Liberation Serif1" style:font-size-complex="12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03f2a3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03f2a3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05b4e5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899e6"/>
    </style:style>
    <style:style style:name="P29" style:family="paragraph" style:parent-style-name="Standard">
      <style:text-properties officeooo:paragraph-rsid="0003f2a3"/>
    </style:style>
    <style:style style:name="P30" style:family="paragraph" style:parent-style-name="Standard">
      <style:text-properties fo:font-size="12pt" fo:font-weight="normal" officeooo:rsid="0006fe9d" officeooo:paragraph-rsid="0006fe9d" style:font-size-asian="12pt" style:font-weight-asian="normal" style:font-size-complex="12pt" style:font-weight-complex="normal"/>
    </style:style>
    <style:style style:name="P31" style:family="paragraph" style:parent-style-name="Standard">
      <style:text-properties officeooo:rsid="0006fe9d" officeooo:paragraph-rsid="0006fe9d"/>
    </style:style>
    <style:style style:name="P32" style:family="paragraph" style:parent-style-name="Standard">
      <style:text-properties officeooo:paragraph-rsid="0008d4e4"/>
    </style:style>
    <style:style style:name="P33" style:family="paragraph" style:parent-style-name="Standard">
      <style:text-properties officeooo:rsid="001203bc" officeooo:paragraph-rsid="001203bc"/>
    </style:style>
    <style:style style:name="P34" style:family="paragraph" style:parent-style-name="Standard">
      <style:text-properties officeooo:paragraph-rsid="003b7d14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/>
      <style:text-properties fo:font-size="10pt" fo:font-weight="normal" officeooo:paragraph-rsid="003f0e60" style:font-size-asian="10pt" style:font-weight-asian="normal" style:font-size-complex="10pt" style:font-weight-complex="normal"/>
    </style:style>
    <style:style style:name="P36" style:family="paragraph" style:parent-style-name="Standard">
      <style:text-properties fo:font-size="14pt" fo:font-weight="bold" officeooo:paragraph-rsid="0003f2a3" style:font-size-asian="14pt" style:font-weight-asian="bold" style:font-size-complex="14pt"/>
    </style:style>
    <style:style style:name="P37" style:family="paragraph" style:parent-style-name="Standard" style:master-page-name="Standard">
      <style:paragraph-properties fo:line-height="115%" fo:orphans="0" fo:widows="0" style:page-number="1"/>
      <style:text-properties style:font-name="Arial" fo:font-size="16pt" fo:font-weight="bold" style:font-name-asian="Arial2" style:font-size-asian="16pt" style:font-weight-asian="bold" style:font-name-complex="Arial2" style:font-size-complex="16pt"/>
    </style:style>
    <style:style style:name="P38" style:family="paragraph" style:parent-style-name="Standard">
      <style:paragraph-properties fo:line-height="115%" fo:text-align="center" style:justify-single-word="false" fo:orphans="0" fo:widows="0"/>
      <style:text-properties style:font-name="Arial" fo:font-size="16pt" fo:font-weight="bold" style:font-name-asian="Arial2" style:font-size-asian="16pt" style:font-weight-asian="bold" style:font-name-complex="Arial2" style:font-size-complex="16pt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Arial" fo:font-size="16pt" fo:font-weight="bold" officeooo:paragraph-rsid="003f0e60" style:font-name-asian="Arial2" style:font-size-asian="16pt" style:font-weight-asian="bold" style:font-name-complex="Arial2" style:font-size-complex="16pt"/>
    </style:style>
    <style:style style:name="P40" style:family="paragraph" style:parent-style-name="Standard">
      <style:paragraph-properties fo:line-height="115%" fo:orphans="0" fo:widows="0"/>
      <style:text-properties style:font-name="Arial" fo:font-size="16pt" fo:language="sk" fo:country="SK" fo:font-weight="bold" officeooo:rsid="005599d6" officeooo:paragraph-rsid="005599d6" style:font-name-asian="Arial2" style:font-size-asian="16pt" style:font-weight-asian="bold" style:font-name-complex="Arial2" style:font-size-complex="16pt"/>
    </style:style>
    <style:style style:name="P41" style:family="paragraph" style:parent-style-name="Standard">
      <style:paragraph-properties fo:line-height="115%" fo:orphans="0" fo:widows="0"/>
      <style:text-properties style:font-name="Arial" fo:font-size="11pt" style:font-name-asian="Arial2" style:font-size-asian="11pt" style:font-name-complex="Arial2" style:font-size-complex="11pt"/>
    </style:style>
    <style:style style:name="P42" style:family="paragraph" style:parent-style-name="Standard">
      <style:paragraph-properties fo:line-height="115%" fo:orphans="0" fo:widows="0"/>
      <style:text-properties style:font-name="Arial" fo:font-size="11pt" officeooo:paragraph-rsid="001203bc" style:font-name-asian="Arial2" style:font-size-asian="11pt" style:font-name-complex="Arial2" style:font-size-complex="11pt"/>
    </style:style>
    <style:style style:name="P43" style:family="paragraph" style:parent-style-name="Standard">
      <style:paragraph-properties fo:line-height="115%" fo:orphans="0" fo:widows="0"/>
      <style:text-properties style:font-name="Arial" fo:font-size="11pt" officeooo:paragraph-rsid="0010ffb2" style:font-name-asian="Arial2" style:font-size-asian="11pt" style:font-name-complex="Arial2" style:font-size-complex="11pt"/>
    </style:style>
    <style:style style:name="P44" style:family="paragraph" style:parent-style-name="Standard">
      <style:paragraph-properties fo:line-height="115%" fo:orphans="0" fo:widows="0"/>
      <style:text-properties style:font-name="Arial" fo:font-size="11pt" officeooo:paragraph-rsid="0055cb04" style:font-name-asian="Arial2" style:font-size-asian="11pt" style:font-name-complex="Arial2" style:font-size-complex="11pt"/>
    </style:style>
    <style:style style:name="P45" style:family="paragraph" style:parent-style-name="Standard">
      <style:paragraph-properties fo:line-height="115%" fo:orphans="0" fo:widows="0"/>
      <style:text-properties style:font-name="Arial" fo:font-size="11pt" officeooo:paragraph-rsid="00570518" style:font-name-asian="Arial2" style:font-size-asian="11pt" style:font-name-complex="Arial2" style:font-size-complex="11pt"/>
    </style:style>
    <style:style style:name="P46" style:family="paragraph" style:parent-style-name="Standard">
      <style:paragraph-properties fo:line-height="115%" fo:orphans="0" fo:widows="0"/>
      <style:text-properties style:font-name="Arial" fo:font-size="11pt" officeooo:rsid="005930b0" officeooo:paragraph-rsid="005930b0" style:font-name-asian="Arial2" style:font-size-asian="11pt" style:font-name-complex="Arial2" style:font-size-complex="11pt"/>
    </style:style>
    <style:style style:name="P47" style:family="paragraph" style:parent-style-name="Standard">
      <style:paragraph-properties fo:line-height="115%" fo:orphans="0" fo:widows="0"/>
      <style:text-properties style:font-name="Arial" fo:font-size="11pt" fo:language="sk" fo:country="SK" officeooo:rsid="0058acc7" officeooo:paragraph-rsid="0058acc7" style:font-name-asian="Arial2" style:font-size-asian="11pt" style:font-name-complex="Arial2" style:font-size-complex="11pt"/>
    </style:style>
    <style:style style:name="P48" style:family="paragraph" style:parent-style-name="Standard">
      <style:paragraph-properties fo:line-height="115%" fo:orphans="0" fo:widows="0"/>
      <style:text-properties style:font-name="Arial" fo:font-size="11pt" fo:language="en" fo:country="US" officeooo:rsid="005930b0" officeooo:paragraph-rsid="005930b0" style:font-name-asian="Arial2" style:font-size-asian="11pt" style:font-name-complex="Arial2" style:font-size-complex="11pt"/>
    </style:style>
    <style:style style:name="P49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keep-together="auto" fo:orphans="0" fo:widows="0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fa186" officeooo:paragraph-rsid="000ef082" style:font-name-asian="Liberation Serif1" style:font-size-asian="12pt" style:font-style-asian="normal" style:font-weight-asian="normal" style:font-name-complex="Liberation Serif1" style:font-size-complex="12pt"/>
    </style:style>
    <style:style style:name="P50" style:family="paragraph" style:parent-style-name="Standard" style:list-style-name="L1">
      <style:paragraph-properties fo:margin-top="0cm" fo:margin-bottom="0cm" style:contextual-spacing="false" fo:line-height="100%" fo:text-align="start" style:justify-single-word="false" fo:orphans="0" fo:widows="0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fa186" officeooo:paragraph-rsid="000ef082" style:font-name-asian="Liberation Serif1" style:font-size-asian="12pt" style:font-style-asian="normal" style:font-weight-asian="normal" style:font-name-complex="Liberation Serif1" style:font-size-complex="12pt"/>
    </style:style>
    <style:style style:name="P51" style:family="paragraph" style:parent-style-name="Standard" style:list-style-name="L10">
      <style:paragraph-properties fo:margin-top="0cm" fo:margin-bottom="0cm" style:contextual-spacing="false" fo:line-height="100%" fo:text-align="start" style:justify-single-word="false" fo:orphans="0" fo:widows="0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fa186" officeooo:paragraph-rsid="00360eea" style:font-name-asian="Liberation Serif1" style:font-size-asian="12pt" style:font-style-asian="normal" style:font-weight-asian="normal" style:font-name-complex="Liberation Serif1" style:font-size-complex="12pt"/>
    </style:style>
    <style:style style:name="P52" style:family="paragraph" style:parent-style-name="Standard" style:list-style-name="L6">
      <style:paragraph-properties fo:margin-top="0cm" fo:margin-bottom="0cm" style:contextual-spacing="false" fo:line-height="100%" fo:text-align="start" style:justify-single-word="false" fo:orphans="0" fo:widows="0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45ae6" officeooo:paragraph-rsid="003196be" style:font-name-asian="Liberation Serif1" style:font-size-asian="12pt" style:font-style-asian="normal" style:font-weight-asian="normal" style:font-name-complex="Liberation Serif1" style:font-size-complex="12pt"/>
    </style:style>
    <style:style style:name="P53" style:family="paragraph" style:parent-style-name="Standard" style:list-style-name="L6">
      <style:paragraph-properties fo:margin-top="0cm" fo:margin-bottom="0cm" style:contextual-spacing="false" fo:line-height="100%" fo:text-align="start" style:justify-single-word="false" fo:orphans="0" fo:widows="0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45ae6" officeooo:paragraph-rsid="0003f2a3" style:font-name-asian="Liberation Serif1" style:font-size-asian="12pt" style:font-style-asian="normal" style:font-weight-asian="normal" style:font-name-complex="Liberation Serif1" style:font-size-complex="12pt"/>
    </style:style>
    <style:style style:name="P54" style:family="paragraph" style:parent-style-name="Standard" style:list-style-name="L7">
      <style:paragraph-properties fo:margin-top="0cm" fo:margin-bottom="0cm" style:contextual-spacing="false" fo:line-height="100%" fo:text-align="start" style:justify-single-word="false" fo:keep-together="auto" fo:orphans="0" fo:widows="0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5b4e5" officeooo:paragraph-rsid="0005b4e5" style:font-name-asian="Liberation Serif1" style:font-size-asian="12pt" style:font-style-asian="normal" style:font-weight-asian="normal" style:font-name-complex="Liberation Serif1" style:font-size-complex="12pt"/>
    </style:style>
    <style:style style:name="P55" style:family="paragraph" style:parent-style-name="Standard" style:list-style-name="L10">
      <style:paragraph-properties fo:margin-top="0cm" fo:margin-bottom="0cm" style:contextual-spacing="false" fo:line-height="100%" fo:text-align="start" style:justify-single-word="false" fo:keep-together="auto" fo:orphans="0" fo:widows="0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5b4e5" officeooo:paragraph-rsid="003b7d14" style:font-name-asian="Liberation Serif1" style:font-size-asian="12pt" style:font-style-asian="normal" style:font-weight-asian="normal" style:font-name-complex="Liberation Serif1" style:font-size-complex="12pt"/>
    </style:style>
    <style:style style:name="P56" style:family="paragraph" style:parent-style-name="Standard" style:list-style-name="L7">
      <style:paragraph-properties fo:margin-top="0cm" fo:margin-bottom="0cm" style:contextual-spacing="false" fo:line-height="100%" fo:text-align="start" style:justify-single-word="false" fo:orphans="0" fo:widows="0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5b4e5" officeooo:paragraph-rsid="0005b4e5" style:font-name-asian="Liberation Serif1" style:font-size-asian="12pt" style:font-style-asian="normal" style:font-weight-asian="normal" style:font-name-complex="Liberation Serif1" style:font-size-complex="12pt"/>
    </style:style>
    <style:style style:name="P57" style:family="paragraph" style:parent-style-name="Standard" style:list-style-name="L10">
      <style:paragraph-properties fo:margin-top="0cm" fo:margin-bottom="0cm" style:contextual-spacing="false" fo:line-height="100%" fo:text-align="start" style:justify-single-word="false" fo:orphans="0" fo:widows="0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8d4e4" officeooo:paragraph-rsid="0008d4e4" style:font-name-asian="Liberation Serif1" style:font-size-asian="12pt" style:font-style-asian="normal" style:font-weight-asian="normal" style:font-name-complex="Liberation Serif1" style:font-size-complex="12pt"/>
    </style:style>
    <style:style style:name="P58" style:family="paragraph" style:parent-style-name="Standard" style:list-style-name="L6">
      <style:paragraph-properties fo:margin-top="0cm" fo:margin-bottom="0cm" style:contextual-spacing="false" fo:line-height="100%" fo:text-align="start" style:justify-single-word="false" fo:orphans="0" fo:widows="0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sk" fo:country="SK" fo:font-style="normal" style:text-underline-style="none" fo:font-weight="normal" officeooo:rsid="003196be" officeooo:paragraph-rsid="003196be" style:font-name-asian="Liberation Serif1" style:font-size-asian="12pt" style:font-style-asian="normal" style:font-weight-asian="normal" style:font-name-complex="Liberation Serif1" style:font-size-complex="12pt"/>
    </style:style>
    <style:style style:name="P59" style:family="paragraph" style:parent-style-name="Standard" style:list-style-name="L6">
      <style:paragraph-properties fo:margin-top="0cm" fo:margin-bottom="0cm" style:contextual-spacing="false" fo:line-height="100%" fo:text-align="start" style:justify-single-word="false" fo:orphans="0" fo:widows="0" fo:padding="0cm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n" fo:country="US" fo:font-style="normal" style:text-underline-style="none" fo:font-weight="normal" officeooo:rsid="003196be" officeooo:paragraph-rsid="003196be" style:font-name-asian="Liberation Serif1" style:font-size-asian="12pt" style:font-style-asian="normal" style:font-weight-asian="normal" style:font-name-complex="Liberation Serif1" style:font-size-complex="12pt"/>
    </style:style>
    <style:style style:name="P60" style:family="paragraph" style:parent-style-name="Standard" style:list-style-name="L2">
      <style:paragraph-properties fo:orphans="0" fo:widows="0"/>
    </style:style>
    <style:style style:name="P61" style:family="paragraph" style:parent-style-name="Standard" style:list-style-name="L3">
      <style:paragraph-properties fo:orphans="0" fo:widows="0"/>
    </style:style>
    <style:style style:name="P62" style:family="paragraph" style:parent-style-name="Standard" style:list-style-name="L4">
      <style:paragraph-properties fo:orphans="0" fo:widows="0"/>
    </style:style>
    <style:style style:name="P63" style:family="paragraph" style:parent-style-name="Standard" style:list-style-name="L5">
      <style:paragraph-properties fo:orphans="0" fo:widows="0"/>
    </style:style>
    <style:style style:name="P64" style:family="paragraph" style:parent-style-name="Standard" style:list-style-name="L6">
      <style:paragraph-properties fo:orphans="0" fo:widows="0"/>
      <style:text-properties officeooo:paragraph-rsid="00306285"/>
    </style:style>
    <style:style style:name="P65" style:family="paragraph" style:parent-style-name="Standard" style:list-style-name="L8">
      <style:paragraph-properties fo:orphans="0" fo:widows="0"/>
    </style:style>
    <style:style style:name="P66" style:family="paragraph" style:parent-style-name="Standard" style:list-style-name="L9">
      <style:paragraph-properties fo:orphans="0" fo:widows="0"/>
    </style:style>
    <style:style style:name="P67" style:family="paragraph" style:parent-style-name="Standard" style:list-style-name="L10">
      <style:paragraph-properties fo:orphans="0" fo:widows="0"/>
      <style:text-properties officeooo:paragraph-rsid="003b7d14"/>
    </style:style>
    <style:style style:name="P68" style:family="paragraph" style:parent-style-name="Standard" style:list-style-name="L3"/>
    <style:style style:name="P69" style:family="paragraph" style:parent-style-name="Standard" style:list-style-name="L3">
      <style:text-properties officeooo:paragraph-rsid="0013fb8f"/>
    </style:style>
    <style:style style:name="P70" style:family="paragraph" style:parent-style-name="Standard" style:list-style-name="L4">
      <style:text-properties officeooo:paragraph-rsid="0018bf01"/>
    </style:style>
    <style:style style:name="P71" style:family="paragraph" style:parent-style-name="Standard" style:list-style-name="L5"/>
    <style:style style:name="P72" style:family="paragraph" style:parent-style-name="Standard" style:list-style-name="L6"/>
    <style:style style:name="P73" style:family="paragraph" style:parent-style-name="Standard" style:list-style-name="L7"/>
    <style:style style:name="P74" style:family="paragraph" style:parent-style-name="Standard" style:list-style-name="L8"/>
    <style:style style:name="P75" style:family="paragraph" style:parent-style-name="Standard" style:list-style-name="L8">
      <style:text-properties officeooo:paragraph-rsid="0029d651"/>
    </style:style>
    <style:style style:name="P76" style:family="paragraph" style:parent-style-name="Standard" style:list-style-name="L9"/>
    <style:style style:name="P77" style:family="paragraph" style:parent-style-name="Standard" style:list-style-name="L9">
      <style:text-properties officeooo:paragraph-rsid="002e0ed3"/>
    </style:style>
    <style:style style:name="P78" style:family="paragraph" style:parent-style-name="Standard" style:list-style-name="L10">
      <style:text-properties officeooo:paragraph-rsid="003b7d14"/>
    </style:style>
    <style:style style:name="P79" style:family="paragraph" style:parent-style-name="Standard" style:list-style-name="L10">
      <style:text-properties fo:language="sk" fo:country="SK" officeooo:rsid="003b7d14" officeooo:paragraph-rsid="003b7d14"/>
    </style:style>
    <style:style style:name="P80" style:family="paragraph" style:parent-style-name="Standard">
      <style:paragraph-properties fo:line-height="115%" fo:orphans="0" fo:widows="0"/>
      <style:text-properties officeooo:paragraph-rsid="0010ffb2"/>
    </style:style>
    <style:style style:name="P81" style:family="paragraph" style:parent-style-name="Text_20_body">
      <style:paragraph-properties fo:line-height="115%" fo:orphans="0" fo:widows="0"/>
      <style:text-properties style:font-name="Arial" fo:font-size="11pt" style:font-name-asian="Arial2" style:font-size-asian="11pt" style:font-name-complex="Arial2" style:font-size-complex="11pt"/>
    </style:style>
    <style:style style:name="P82" style:family="paragraph" style:parent-style-name="Text_20_body">
      <style:paragraph-properties fo:line-height="115%" fo:orphans="0" fo:widows="0"/>
      <style:text-properties officeooo:paragraph-rsid="00531aa5"/>
    </style:style>
    <style:style style:name="P83" style:family="paragraph" style:parent-style-name="Text_20_body" style:list-style-name="L11">
      <style:paragraph-properties fo:line-height="115%" fo:orphans="0" fo:widows="0"/>
      <style:text-properties officeooo:paragraph-rsid="00531aa5"/>
    </style:style>
    <style:style style:name="T1" style:family="text">
      <style:text-properties style:font-name="Arial" fo:font-size="16pt" fo:font-weight="bold" style:font-name-asian="Arial2" style:font-size-asian="16pt" style:font-weight-asian="bold" style:font-name-complex="Arial2" style:font-size-complex="16pt"/>
    </style:style>
    <style:style style:name="T2" style:family="text">
      <style:text-properties style:font-name="Arial" fo:font-size="16pt" fo:font-weight="bold" officeooo:rsid="003f0e60" style:font-name-asian="Arial2" style:font-size-asian="16pt" style:font-weight-asian="bold" style:font-name-complex="Arial2" style:font-size-complex="16pt"/>
    </style:style>
    <style:style style:name="T3" style:family="text">
      <style:text-properties style:font-name="Arial" fo:font-size="11pt" style:font-name-asian="Arial2" style:font-size-asian="11pt" style:font-name-complex="Arial2" style:font-size-complex="11pt"/>
    </style:style>
    <style:style style:name="T4" style:family="text">
      <style:text-properties style:font-name="Arial" fo:font-size="11pt" fo:language="sk" fo:country="SK" officeooo:rsid="00531aa5" style:font-name-asian="Arial2" style:font-size-asian="11pt" style:font-name-complex="Arial2" style:font-size-complex="11pt"/>
    </style:style>
    <style:style style:name="T5" style:family="text">
      <style:text-properties style:font-name="Arial" fo:font-size="11pt" fo:language="sk" fo:country="SK" officeooo:rsid="005599d6" style:font-name-asian="Arial2" style:font-size-asian="11pt" style:font-name-complex="Arial2" style:font-size-complex="11pt"/>
    </style:style>
    <style:style style:name="T6" style:family="text">
      <style:text-properties style:font-name="Arial" fo:font-size="11pt" fo:language="sk" fo:country="SK" officeooo:rsid="00570518" style:font-name-asian="Arial2" style:font-size-asian="11pt" style:font-name-complex="Arial2" style:font-size-complex="11pt"/>
    </style:style>
    <style:style style:name="T7" style:family="text">
      <style:text-properties style:font-name="Arial" style:font-name-asian="Arial2" style:font-name-complex="Arial2"/>
    </style:style>
    <style:style style:name="T8" style:family="text">
      <style:text-properties style:font-name="Arial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3f2a3" style:font-name-asian="Liberation Serif1" style:font-size-asian="12pt" style:font-style-asian="normal" style:font-weight-asian="normal" style:font-name-complex="Liberation Serif1" style:font-size-complex="12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8d4e4" style:font-name-asian="Liberation Serif1" style:font-size-asian="12pt" style:font-style-asian="normal" style:font-weight-asian="normal" style:font-name-complex="Liberation Serif1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sk" fo:country="SK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sk" fo:country="SK" fo:font-style="normal" style:text-underline-style="none" fo:font-weight="normal" officeooo:rsid="00378ab8" style:font-name-asian="Liberation Serif1" style:font-size-asian="12pt" style:font-style-asian="normal" style:font-weight-asian="normal" style:font-name-complex="Liberation Serif1" style:font-size-complex="12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sk" fo:country="SK" fo:font-style="normal" style:text-underline-style="none" fo:font-weight="normal" officeooo:rsid="003899e6" style:font-name-asian="Liberation Serif1" style:font-size-asian="12pt" style:font-style-asian="normal" style:font-weight-asian="normal" style:font-name-complex="Liberation Serif1" style:font-size-complex="12pt"/>
    </style:style>
    <style:style style:name="T15" style:family="text">
      <style:text-properties fo:language="sk" fo:country="SK"/>
    </style:style>
    <style:style style:name="T16" style:family="text">
      <style:text-properties fo:language="sk" fo:country="SK" officeooo:rsid="0013712b"/>
    </style:style>
    <style:style style:name="T17" style:family="text">
      <style:text-properties fo:language="sk" fo:country="SK" officeooo:rsid="00159c7b"/>
    </style:style>
    <style:style style:name="T18" style:family="text">
      <style:text-properties fo:language="sk" fo:country="SK" officeooo:rsid="002e0ed3"/>
    </style:style>
    <style:style style:name="T19" style:family="text">
      <style:text-properties fo:language="sk" fo:country="SK" officeooo:rsid="002ee1fb"/>
    </style:style>
    <style:style style:name="T20" style:family="text">
      <style:text-properties fo:language="sk" fo:country="SK" officeooo:rsid="00306285"/>
    </style:style>
    <style:style style:name="T21" style:family="text">
      <style:text-properties fo:language="sk" fo:country="SK" officeooo:rsid="003196be"/>
    </style:style>
    <style:style style:name="T22" style:family="text">
      <style:text-properties fo:language="sk" fo:country="SK" officeooo:rsid="00378ab8"/>
    </style:style>
    <style:style style:name="T23" style:family="text">
      <style:text-properties fo:language="sk" fo:country="SK" officeooo:rsid="0039d61a"/>
    </style:style>
    <style:style style:name="T24" style:family="text">
      <style:text-properties fo:language="sk" fo:country="SK" officeooo:rsid="003b7d14"/>
    </style:style>
    <style:style style:name="T25" style:family="text">
      <style:text-properties fo:language="sk" fo:country="SK" officeooo:rsid="00513740"/>
    </style:style>
    <style:style style:name="T26" style:family="text">
      <style:text-properties fo:language="sk" fo:country="SK" officeooo:rsid="005599d6"/>
    </style:style>
    <style:style style:name="T27" style:family="text">
      <style:text-properties fo:language="sk" fo:country="SK" officeooo:rsid="0055a340"/>
    </style:style>
    <style:style style:name="T28" style:family="text">
      <style:text-properties fo:language="sk" fo:country="SK" officeooo:rsid="0055cb04"/>
    </style:style>
    <style:style style:name="T29" style:family="text">
      <style:text-properties fo:language="sk" fo:country="SK" officeooo:rsid="00570518"/>
    </style:style>
    <style:style style:name="T30" style:family="text">
      <style:text-properties fo:language="sk" fo:country="SK" officeooo:rsid="0058115d"/>
    </style:style>
    <style:style style:name="T31" style:family="text">
      <style:text-properties fo:language="sk" fo:country="SK" officeooo:rsid="005930b0"/>
    </style:style>
    <style:style style:name="T32" style:family="text">
      <style:text-properties fo:language="sk" fo:country="SK" officeooo:rsid="005a7aba"/>
    </style:style>
    <style:style style:name="T33" style:family="text">
      <style:text-properties fo:language="sk" fo:country="SK" officeooo:rsid="005c4d84"/>
    </style:style>
    <style:style style:name="T34" style:family="text">
      <style:text-properties officeooo:rsid="000e7aa4"/>
    </style:style>
    <style:style style:name="T35" style:family="text">
      <style:text-properties officeooo:rsid="0021e762"/>
    </style:style>
    <style:style style:name="T36" style:family="text">
      <style:text-properties officeooo:rsid="002e0ed3"/>
    </style:style>
    <style:style style:name="T37" style:family="text">
      <style:text-properties fo:language="en" fo:country="US"/>
    </style:style>
    <style:style style:name="T38" style:family="text">
      <style:text-properties fo:language="en" fo:country="US" officeooo:rsid="002ee1fb"/>
    </style:style>
    <style:style style:name="T39" style:family="text">
      <style:text-properties officeooo:rsid="003196be"/>
    </style:style>
    <style:style style:name="T40" style:family="text">
      <style:text-properties officeooo:rsid="003c1b5d"/>
    </style:style>
    <style:style style:name="T41" style:family="text">
      <style:text-properties officeooo:rsid="003e93cd"/>
    </style:style>
    <style:style style:name="T42" style:family="text">
      <style:text-properties officeooo:rsid="003f0e60"/>
    </style:style>
    <style:style style:name="T43" style:family="text">
      <style:text-properties officeooo:rsid="0042748f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officeooo:rsid="004922ef"/>
    </style:style>
    <style:style style:name="T46" style:family="text">
      <style:text-properties officeooo:rsid="004aa8a6"/>
    </style:style>
    <style:style style:name="T47" style:family="text">
      <style:text-properties officeooo:rsid="00513740"/>
    </style:style>
    <style:style style:name="T48" style:family="text">
      <style:text-properties style:font-name="Arial1"/>
    </style:style>
    <style:style style:name="T49" style:family="text">
      <style:text-properties style:font-name="Arial1" fo:language="sk" fo:country="SK" officeooo:rsid="005599d6"/>
    </style:style>
    <style:style style:name="T50" style:family="text">
      <style:text-properties style:font-name="Arial1" fo:language="sk" fo:country="SK" officeooo:rsid="00570518"/>
    </style:style>
    <style:style style:name="T51" style:family="text">
      <style:text-properties style:font-name="Arial1" officeooo:rsid="004922ef"/>
    </style:style>
    <style:style style:name="T52" style:family="text">
      <style:text-properties officeooo:rsid="005930b0"/>
    </style:style>
    <style:style style:name="T53" style:family="text">
      <style:text-properties officeooo:rsid="005c4d8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P10">PH&amp;FT</text:p>
      <text:p text:style-name="P38">Group: Juraj Majernik, Artem Zaitsev</text:p>
      <text:p text:style-name="P2"/>
      <text:p text:style-name="P7"/>
      <text:p text:style-name="P6"><text:span text:style-name="T40">PH&amp;FT Is a </text:span><text:span text:style-name="T41">simple fitness health application that allows users to keep track of their caloric intake, BMI, calories burned and time spent training. the app</text:span><text:span text:style-name="T42">lications</text:span><text:span text:style-name="T41"> contains some basic foods, but you have an option to add your own food </text:span><text:span text:style-name="T42">for convinience</text:span><text:span text:style-name="T41">. </text:span><text:span text:style-name="T42">Users can build and track their workouts with ease. The app will support CRUD operations for tracking diet and workout routines.</text:span></text:p>
      <text:p text:style-name="P2"/>
      <text:p text:style-name="P2">Mandatory Optional Project Components:</text:p>
      <text:p text:style-name="P2">Accessibility Support: Implement content reading for visually impaired users and ensure sufficient contrast </text:p>
      <text:p text:style-name="P2">Location-Based Services: Use GPS for outdoor exercise tracking </text:p>
      <text:p text:style-name="P2">Firebase Services </text:p>
      <text:p text:style-name="P2">Camera to scan bar-codes</text:p>
      <text:p text:style-name="P2"/>
      <text:p text:style-name="P81"><text:line-break/>PH&amp;FT je jednoduchá aplikácia pre zdravie a fitnes, ktorá umožňuje užívateľom sledovať svoj príjem kalórií, BMI, spálené kalórie a čas strávený tréningom. Aplikácia obsahuje niektoré základné potraviny, <text:span text:style-name="T47">plus je tu</text:span> možnosť pridať vlastn<text:span text:style-name="T25">é potraviny</text:span> pre pohodlie. Užívatelia môžu jednoducho zostavovať a sledovať svoje tréningy. Aplikácia podporuje CRUD operácie pre sledovanie stravy a <text:span text:style-name="T25">tréningových</text:span> rutín.</text:p>
      <text:p text:style-name="P82"><text:span text:style-name="T3">Povinné Voliteľné Komponenty Projektu:</text:span></text:p>
      <text:list text:style-name="L11">
        <text:list-item>
          <text:p text:style-name="P83"><text:span text:style-name="T3">Podpora Prístupnosti: čítanie obsahu pre zrakovo postihnutých užívateľov a </text:span><text:span text:style-name="T4">mód</text:span><text:span text:style-name="T3"> <text:s/></text:span><text:span text:style-name="T4">so zväčšeným </text:span><text:span text:style-name="T3"> kontrast</text:span><text:span text:style-name="T4">om</text:span></text:p>
        </text:list-item>
        <text:list-item>
          <text:p text:style-name="P83"><text:span text:style-name="T3">Služby Založené na Lokácii: Použite GPS pre sledovanie vonkajšieho cvičenia Služby </text:span></text:p>
        </text:list-item>
        <text:list-item>
          <text:p text:style-name="P83"><text:span text:style-name="T3">Firebase </text:span></text:p>
        </text:list-item>
        <text:list-item>
          <text:p text:style-name="P83"><text:span text:style-name="T3">Fotoaparát na skenovanie čiarových kódov </text:span></text:p>
        </text:list-item>
      </text:list>
      <text:p text:style-name="P2"/>
      <text:p text:style-name="P8"/>
      <text:p text:style-name="P2"/>
      <text:p text:style-name="P40">Obrazovky</text:p>
      <text:p text:style-name="P2"/>
      <table:table table:name="Tabuľka4" table:style-name="Tabuľka4">
        <table:table-column table:style-name="Tabuľka4.A"/>
        <table:table-column table:style-name="Tabuľka4.B"/>
        <table:table-row>
          <table:table-cell table:style-name="Tabuľka4.A1" office:value-type="string">
            <text:p text:style-name="P80"><text:span text:style-name="T3">1. </text:span><text:span text:style-name="T5">R</text:span><text:span text:style-name="T48">egistr</text:span><text:span text:style-name="T49">ácia</text:span><text:span text:style-name="T48"> / </text:span><text:span text:style-name="T49">Prihlásenie</text:span></text:p>
            <text:p text:style-name="P3"/>
          </table:table-cell>
          <table:table-cell table:style-name="Tabuľka4.B1" office:value-type="string">
            <text:p text:style-name="P44"><text:s text:c="2"/>1.1 <text:span text:style-name="T26">R</text:span><text:span text:style-name="T48">egistr</text:span><text:span text:style-name="T49">ácia</text:span> </text:p>
            <text:p text:style-name="P3"><text:s text:c="4"/>- Email</text:p>
            <text:p text:style-name="P3"><text:s text:c="4"/>- <text:span text:style-name="T28">Heslo</text:span></text:p>
            <text:p text:style-name="P44"><text:s text:c="4"/>- <text:span text:style-name="T28">Potvrdenie hesla</text:span><text:span text:style-name="T43"> </text:span><text:span text:style-name="T45">(</text:span><text:span text:style-name="T26">R</text:span><text:span text:style-name="T51">egistr</text:span><text:span text:style-name="T49">ácia</text:span><text:span text:style-name="T45">)</text:span></text:p>
          </table:table-cell>
        </table:table-row>
        <table:table-row>
          <table:table-cell table:style-name="Tabuľka4.A2" office:value-type="string">
            <text:p text:style-name="P3">2. <text:span text:style-name="T26">Domovská obrazovka</text:span></text:p>
          </table:table-cell>
          <table:table-cell table:style-name="Tabuľka4.B2" office:value-type="string">
            <text:p text:style-name="P80"><text:span text:style-name="T3"><text:s text:c="4"/>- </text:span><text:span text:style-name="T6">P</text:span><text:span text:style-name="T48">rehľad denných spálených kalórií, spotrebovaných kalórií, času stráveného pohybom, bmi, príjmu vody</text:span></text:p>
          </table:table-cell>
        </table:table-row>
        <table:table-row>
          <table:table-cell table:style-name="Tabuľka4.A2" office:value-type="string">
            <text:p text:style-name="P3">3.<text:span text:style-name="T26">Treningový plán</text:span> <text:s/></text:p>
          </table:table-cell>
          <table:table-cell table:style-name="Tabuľka4.B2" office:value-type="string">
            <text:p text:style-name="P80"><text:span text:style-name="T3"><text:s text:c="2"/></text:span><text:span text:style-name="T6"><text:s text:c="2"/>- Zoznam tréningovych plánov, upravenie, mazanie, vytvorenie plánov</text:span></text:p>
          </table:table-cell>
        </table:table-row>
        <text:soft-page-break/>
        <table:table-row>
          <table:table-cell table:style-name="Tabuľka4.A2" office:value-type="string">
            <text:p text:style-name="P48"><text:span text:style-name="T53">4</text:span> . Cviky</text:p>
          </table:table-cell>
          <table:table-cell table:style-name="Tabuľka4.B2" office:value-type="string">
            <text:p text:style-name="P3"><text:s text:c="2"/>- <text:span text:style-name="T52">Prida</text:span><text:span text:style-name="T31">ť váhu</text:span></text:p>
            <text:p text:style-name="P46"><text:span text:style-name="T15"><text:s text:c="2"/>- Pridať opakovania</text:span></text:p>
            <text:p text:style-name="P46"><text:span text:style-name="T15"><text:s text:c="2"/>- </text:span><text:span text:style-name="T32">štart/stop</text:span></text:p>
          </table:table-cell>
        </table:table-row>
        <table:table-row>
          <table:table-cell table:style-name="Tabuľka4.A2" office:value-type="string">
            <text:p text:style-name="P3"><text:span text:style-name="T53">5</text:span>. <text:span text:style-name="T26">Konkrétny tréning</text:span></text:p>
          </table:table-cell>
          <table:table-cell table:style-name="Tabuľka4.B2" office:value-type="string">
            <text:p text:style-name="P3"><text:s text:c="2"/>- <text:span text:style-name="T29">Spustenie tréningu</text:span></text:p>
            <text:p text:style-name="P3"><text:span text:style-name="T29"><text:s text:c="2"/>- Pridanie, vymazanie, upravenie cvikov</text:span></text:p>
            <text:p text:style-name="P80"><text:span text:style-name="T3"><text:s text:c="2"/></text:span><text:span text:style-name="T6">- </text:span><text:span text:style-name="T50">Detaily o jednotlivých </text:span></text:p>
          </table:table-cell>
        </table:table-row>
        <table:table-row>
          <table:table-cell table:style-name="Tabuľka4.A2" office:value-type="string">
            <text:p text:style-name="P3"><text:span text:style-name="T53">6</text:span>. <text:span text:style-name="T27">Výživa</text:span></text:p>
          </table:table-cell>
          <table:table-cell table:style-name="Tabuľka4.B2" office:value-type="string">
            <text:p text:style-name="P3"><text:s text:c="2"/>- <text:span text:style-name="T29">Pridať jedlo</text:span></text:p>
            <text:p text:style-name="P3"><text:s text:c="2"/>- <text:span text:style-name="T29">Vytvoriť jedlo</text:span> </text:p>
            <text:p text:style-name="P45"><text:s text:c="2"/>-<text:span text:style-name="T15"> </text:span><text:span text:style-name="T29">zmazať jedlo</text:span></text:p>
            <text:p text:style-name="P45"><text:s text:c="2"/>-<text:span text:style-name="T15"> </text:span><text:span text:style-name="T29">Upraviť jedlo</text:span></text:p>
            <text:p text:style-name="P47"><text:s text:c="2"/>- Zobrazenie nutričných hodnôt</text:p>
          </table:table-cell>
        </table:table-row>
        <table:table-row>
          <table:table-cell table:style-name="Tabuľka4.A2" office:value-type="string">
            <text:p text:style-name="P4"><text:span text:style-name="T53">7</text:span>. <text:span text:style-name="T27">Nastavenia</text:span> </text:p>
          </table:table-cell>
          <table:table-cell table:style-name="Tabuľka4.B2" office:value-type="string">
            <text:p text:style-name="P4"><text:s text:c="2"/>- <text:span text:style-name="T30">Téma</text:span> <text:s/></text:p>
            <text:p text:style-name="P4"><text:s text:c="2"/>- Visually impaired </text:p>
            <text:p text:style-name="P4"><text:s text:c="2"/>- <text:span text:style-name="T30">Jednotky</text:span> </text:p>
            <text:p text:style-name="P4"><text:s text:c="2"/>- <text:span text:style-name="T30">Jazyk</text:span> </text:p>
            <text:p text:style-name="P4"><text:s text:c="2"/>- <text:span text:style-name="T30">Povolenia</text:span> </text:p>
            <text:p text:style-name="P4"><text:s text:c="2"/>- <text:span text:style-name="T30">Verzia</text:span> </text:p>
            <text:p text:style-name="P4"><text:s text:c="2"/>- <text:span text:style-name="T30">Podmienky používania</text:span> </text:p>
          </table:table-cell>
        </table:table-row>
        <table:table-row>
          <table:table-cell table:style-name="Tabuľka4.A2" office:value-type="string">
            <text:p text:style-name="P5"><text:span text:style-name="T53">8</text:span>. <text:span text:style-name="T27">Profil</text:span></text:p>
          </table:table-cell>
          <table:table-cell table:style-name="Tabuľka4.B2" office:value-type="string">
            <text:p text:style-name="P5"><text:s text:c="2"/>- <text:span text:style-name="T30">Hmotnosť</text:span> </text:p>
            <text:p text:style-name="P5"><text:s text:c="2"/>- <text:span text:style-name="T30">Výška</text:span></text:p>
            <text:p text:style-name="P5"><text:s text:c="2"/>- <text:span text:style-name="T30">Dátum narodenia</text:span></text:p>
            <text:p text:style-name="P5"><text:s text:c="2"/>- <text:span text:style-name="T34">email</text:span></text:p>
            <text:p text:style-name="P5"><text:s text:c="2"/>- <text:span text:style-name="T30">Cieľová váha</text:span> <text:s/></text:p>
            <text:p text:style-name="P5"><text:s text:c="2"/>- <text:span text:style-name="T30">Zmazať profil</text:span></text:p>
            <text:p text:style-name="P5"><text:s text:c="2"/>- <text:span text:style-name="T30">Odhlásiť sa</text:span></text:p>
          </table:table-cell>
        </table:table-row>
        <table:table-row>
          <table:table-cell table:style-name="Tabuľka4.A2" office:value-type="string">
            <text:p text:style-name="P5"/>
          </table:table-cell>
          <table:table-cell table:style-name="Tabuľka4.B2" office:value-type="string">
            <text:p text:style-name="P5"/>
          </table:table-cell>
        </table:table-row>
      </table:table>
      <text:p text:style-name="P2"/>
      <text:p text:style-name="P2"/>
      <text:p text:style-name="P2"/>
      <text:p text:style-name="P39">Wireframes:</text:p>
      <text:p text:style-name="P35"><text:a xlink:type="simple" xlink:href="https://www.figma.com/file/eqXN4M7Eg7UFDSXImGuVg7/MTAA?type=design&amp;node-id=32-1161&amp;mode=design&amp;t=jKcTRsTZFksJzsNb-0" text:style-name="Internet_20_link" text:visited-style-name="Visited_20_Internet_20_Link"><text:span text:style-name="T7">https://www.figma.com/file/eqXN4M7Eg7UFDSXImGuVg7/MTAA?type=design&amp;node-id=32-1161&amp;mode=design&amp;t=jKcTRsTZFksJzsNb-0</text:span></text:a></text:p>
      <text:p text:style-name="P35"><text:span text:style-name="T7"/></text:p>
      <text:p text:style-name="P1"><text:span text:style-name="T2">Prototype:</text:span><text:span text:style-name="T1"><text:line-break/></text:span><text:a xlink:type="simple" xlink:href="https://www.figma.com/proto/eqXN4M7Eg7UFDSXImGuVg7/MTAA?type=design&amp;node-id=32-1162&amp;t=jKcTRsTZFksJzsNb-0&amp;scaling=scale-down&amp;page-id=32%3A1161&amp;starting-point-node-id=32%3A1162" text:style-name="Internet_20_link" text:visited-style-name="Visited_20_Internet_20_Link"><text:span text:style-name="T8">https://www.figma.com/proto/eqXN4M7Eg7UFDSXImGuVg7/MTAA?type=design&amp;node-id=32-1162&amp;t=jKcTRsTZFksJzsNb-0&amp;scaling=scale-down&amp;page-id=32%3A1161&amp;starting-point-node-id=32%3A1162</text:span></text:a></text:p>
      <text:p text:style-name="P1"><text:span text:style-name="T3"><text:line-break/></text:span><text:span text:style-name="T1">UATs:</text:span></text:p>
      <text:p text:style-name="P9"><text:span text:style-name="T44">Positive</text:span> 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Test 1: Vytvorenie nového užívateľa</text:p>
          </table:table-cell>
          <table:table-cell table:style-name="Table1.B1" office:value-type="string">
            <text:p text:style-name="P17"/>
          </table:table-cell>
        </table:table-row>
        <table:table-row table:style-name="Table1.2">
          <table:table-cell table:style-name="Table1.A1" office:value-type="string">
            <text:p text:style-name="P17">Vstupné podmienky</text:p>
          </table:table-cell>
          <table:table-cell table:style-name="Table1.B1" office:value-type="string">
            <text:p text:style-name="P17">Používateľ sa nachádza na obrazovke Sign In.</text:p>
          </table:table-cell>
        </table:table-row>
        <table:table-row table:style-name="Table1.3">
          <table:table-cell table:style-name="Table1.A1" office:value-type="string">
            <text:p text:style-name="P17">Výstupné podmienky</text:p>
          </table:table-cell>
          <table:table-cell table:style-name="Table1.B1" office:value-type="string">
            <text:p text:style-name="P17">Do databázy sa uložia jeho prihlasovacie údaje, ktorými sa následne bude môcť prihlasovať.</text:p>
          </table:table-cell>
        </table:table-row>
        <text:soft-page-break/>
        <table:table-row table:style-name="Table1.4">
          <table:table-cell table:style-name="Table1.A1" office:value-type="string">
            <text:p text:style-name="P17">Postup:</text:p>
          </table:table-cell>
          <table:table-cell table:style-name="Table1.B1" office:value-type="string">
            <text:list text:style-name="L1">
              <text:list-item>
                <text:p text:style-name="P49"><text:span text:style-name="T22">P</text:span>oužívateľ stlačí tlačidlo sign up, ktoré ho presmeruje na obrazovku, kde si vytvorí účet.</text:p>
                <text:p text:style-name="P50"/>
              </text:list-item>
              <text:list-item>
                <text:p text:style-name="P50"><text:span text:style-name="T22">P</text:span>oužívateľ napíše svoje prihlasovacie údaje (mail a heslo a potvrdenie hesla).</text:p>
                <text:p text:style-name="P50"/>
              </text:list-item>
              <text:list-item>
                <text:p text:style-name="P50">Následne stal či tlačidlo Sign up na spodku obrazovky.</text:p>
                <text:p text:style-name="P50"/>
              </text:list-item>
              <text:list-item>
                <text:p text:style-name="P50">Následne mu bude oznámené, či registrácia bola.</text:p>
                <text:p text:style-name="P50"/>
              </text:list-item>
              <text:list-item>
                <text:p text:style-name="P50">Ak registrácia prebehla úspešne aplikácia ho presmeruje na obrázku profile, kde vyplní svoje údaje.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17"><text:span text:style-name="T15">V</text:span><text:span text:style-name="T16">ý</text:span><text:span text:style-name="T15">sledok</text:span>: PASS/FAIL</text:p>
          </table:table-cell>
          <table:table-cell table:style-name="Table1.B1" office:value-type="string">
            <text:p text:style-name="P17"/>
          </table:table-cell>
        </table:table-row>
      </table:table>
      <text:p text:style-name="Standard">Juraj</text:p>
      <text:p text:style-name="Standard"/>
      <text:p text:style-name="P1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Test 2: Pridanie jedla do jedálničku</text:p>
          </table:table-cell>
          <table:table-cell table:style-name="Table2.B1" office:value-type="string">
            <text:p text:style-name="P11"/>
          </table:table-cell>
        </table:table-row>
        <table:table-row table:style-name="Table2.2">
          <table:table-cell table:style-name="Table2.A1" office:value-type="string">
            <text:p text:style-name="P11">Vstupné podmienky</text:p>
          </table:table-cell>
          <table:table-cell table:style-name="Table2.B1" office:value-type="string">
            <text:p text:style-name="P11">Používateľ sa nachádza na obrazovke Home.</text:p>
          </table:table-cell>
        </table:table-row>
        <table:table-row table:style-name="Table2.3">
          <table:table-cell table:style-name="Table2.A1" office:value-type="string">
            <text:p text:style-name="P11">Výstupné podmienky</text:p>
          </table:table-cell>
          <table:table-cell table:style-name="Table2.B1" office:value-type="string">
            <text:p text:style-name="P11">Inkrementuje sa hodnota to tal, proteín, carbohydrates, fats, mater v závislosti od nutričných hodnôt jedla.</text:p>
          </table:table-cell>
        </table:table-row>
        <table:table-row table:style-name="Table2.4">
          <table:table-cell table:style-name="Table2.A1" office:value-type="string">
            <text:p text:style-name="P11">Postup:</text:p>
          </table:table-cell>
          <table:table-cell table:style-name="Table2.B1" office:value-type="string">
            <text:list text:style-name="L2">
              <text:list-item>
                <text:p text:style-name="P60">Používateľ na obrazovke Home stlačí tlačidlo na pravom spodnom rohu (mrkva), ktoré ho presunie na obrazovku Nutrition.</text:p>
                <text:p text:style-name="P60"/>
              </text:list-item>
              <text:list-item>
                <text:p text:style-name="P60">Stlači tlačidlo Meals, ktoré ho presunie na obrazovku Meals, kde bude mať zobrazené totálne calorie, ktoré zjedol, Breakfast, <text:span text:style-name="T19">L</text:span>unch, <text:span text:style-name="T19">Dinner</text:span>, <text:span text:style-name="T19">Snack</text:span>.</text:p>
                <text:p text:style-name="P60"/>
              </text:list-item>
              <text:list-item>
                <text:p text:style-name="P60">Stlačením jedných tlačidiel používateľa presunie na obrazovku Meal, kde sa opäť nachádza množstvo zjedenych kalórií, zoznam jednotlivých jedál a tlačidla pre odstránenie, úpravu, pridanie jedla a tlačidlo uložiť.</text:p>
                <text:p text:style-name="P60"/>
              </text:list-item>
              <text:list-item>
                <text:p text:style-name="P60">Používateľ stlačí tlačidlo, + ktoré ho presunie na obrazovku s možnosťami: oskenovania čiarového kódu, ktorý mu vyplní nutričné hodnoty a názov jedla, vytvorenia svojeho jedla a zoznam jedál, ktoré sú v databáze.</text:p>
                <text:p text:style-name="P60"/>
              </text:list-item>
              <text:list-item>
                <text:p text:style-name="P60">Používateľ stačí tlačidlo + veda názvu jedla, ktoré ho presunie na na stránku, <text:soft-page-break/>kde ma napísané: názov, nutričné hodnoty jedla v závislosti od hmotnosti a tlačidlo uložiť.</text:p>
                <text:p text:style-name="P60"/>
              </text:list-item>
              <text:list-item>
                <text:p text:style-name="P60">Používateľ zadá požadovanú hmotnot jedla a stlačí tlačidlo save, ktoré ho presunie na stránku Meal.</text:p>
                <text:p text:style-name="P60"/>
              </text:list-item>
              <text:list-item>
                <text:p text:style-name="P60">Stlačením tlačidla save na obrazovke s názvom Meal sa dostane na Meals, kde stlači tlačidlo na pravom dolnom rohu.</text:p>
                <text:p text:style-name="P60"/>
              </text:list-item>
              <text:list-item>
                <text:p text:style-name="P60">Dostane sa na obrazovku Nutrition, kde budú updatenute nutričné hodnoty.</text:p>
              </text:list-item>
            </text:list>
          </table:table-cell>
        </table:table-row>
        <table:table-row table:style-name="Table2.5">
          <table:table-cell table:style-name="Table2.A1" office:value-type="string">
            <text:p text:style-name="P11">Výsledok: PASS/FAIL</text:p>
          </table:table-cell>
          <table:table-cell table:style-name="Table2.B1" office:value-type="string">
            <text:p text:style-name="P11"/>
          </table:table-cell>
        </table:table-row>
      </table:table>
      <text:p text:style-name="P11">Juraj</text:p>
      <text:p text:style-name="Standard"/>
      <text:p text:style-name="Standard"/>
      <text:p text:style-name="Standard"/>
      <text:p text:style-name="Standard"/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Test 3: prihlásenie ako registrovaný používateľ</text:p>
          </table:table-cell>
          <table:table-cell table:style-name="Table3.B1" office:value-type="string">
            <text:p text:style-name="P11"/>
          </table:table-cell>
        </table:table-row>
        <table:table-row table:style-name="Table3.2">
          <table:table-cell table:style-name="Table3.A1" office:value-type="string">
            <text:p text:style-name="P11">Vstupné podmienky</text:p>
          </table:table-cell>
          <table:table-cell table:style-name="Table3.B1" office:value-type="string">
            <text:p text:style-name="P12">Používateľ sa nachádza na obrazovke prihlasenie, ma pripojenie na internet, ma prihlasovacie údaje registrovaného používateľa. </text:p>
          </table:table-cell>
        </table:table-row>
        <table:table-row table:style-name="Table3.3">
          <table:table-cell table:style-name="Table3.A1" office:value-type="string">
            <text:p text:style-name="P11">Výstupné podmienky</text:p>
          </table:table-cell>
          <table:table-cell table:style-name="Table3.B1" office:value-type="string">
            <text:p text:style-name="P11">Používateľ sa prihlási a uvidí home obrazovku.</text:p>
          </table:table-cell>
        </table:table-row>
        <table:table-row table:style-name="Table3.4">
          <table:table-cell table:style-name="Table3.A1" office:value-type="string">
            <text:p text:style-name="P11">Postup:</text:p>
          </table:table-cell>
          <table:table-cell table:style-name="Table3.B1" office:value-type="string">
            <text:list text:style-name="L3">
              <text:list-item>
                <text:p text:style-name="P61">Používateľ napíše svoje prihlasovacie údaje (mail a heslo).</text:p>
                <text:p text:style-name="P69"/>
              </text:list-item>
              <text:list-item>
                <text:p text:style-name="P69">Následne stlačí tlačidlo Sign in na </text:p>
                <text:p text:style-name="P69">spodku obrazovky. </text:p>
                <text:p text:style-name="P68"/>
              </text:list-item>
              <text:list-item>
                <text:p text:style-name="P68"><text:s/>Uvidí Obrazovku Home.</text:p>
              </text:list-item>
            </text:list>
            <text:p text:style-name="P11"/>
          </table:table-cell>
        </table:table-row>
        <table:table-row table:style-name="Table3.5">
          <table:table-cell table:style-name="Table3.A1" office:value-type="string">
            <text:p text:style-name="P11"><text:span text:style-name="T15">V</text:span><text:span text:style-name="T17">ý</text:span><text:span text:style-name="T15">sledok</text:span>: PASS/FAIL</text:p>
          </table:table-cell>
          <table:table-cell table:style-name="Table3.B1" office:value-type="string">
            <text:p text:style-name="P11"/>
          </table:table-cell>
        </table:table-row>
      </table:table>
      <text:p text:style-name="Standard">Artem</text:p>
      <text:p text:style-name="Standard"/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Test 4: Zmena nastavení </text:p>
          </table:table-cell>
          <table:table-cell table:style-name="Table4.B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1">Vstupné podmienky</text:p>
          </table:table-cell>
          <table:table-cell table:style-name="Table4.B1" office:value-type="string">
            <text:p text:style-name="P14">Používateľ sa nachádza na obrazovke <text:span text:style-name="T46">H</text:span>ome.</text:p>
          </table:table-cell>
        </table:table-row>
        <table:table-row table:style-name="Table4.1">
          <table:table-cell table:style-name="Table4.A1" office:value-type="string">
            <text:p text:style-name="P11">Výstupné podmienky</text:p>
          </table:table-cell>
          <table:table-cell table:style-name="Table4.B1" office:value-type="string">
            <text:p text:style-name="P11">Používateľ’ zmení jazyk a tému aplikácie a uvidí zmeny.</text:p>
          </table:table-cell>
        </table:table-row>
        <table:table-row table:style-name="Table4.4">
          <table:table-cell table:style-name="Table4.A1" office:value-type="string">
            <text:p text:style-name="P11">Postup:</text:p>
          </table:table-cell>
          <table:table-cell table:style-name="Table4.B1" office:value-type="string">
            <text:list text:style-name="L4">
              <text:list-item>
                <text:p text:style-name="P62">Používateľ stlačí tlačidlo “nastavenia” a dostane sa na obrazovku nastavenia. </text:p>
                <text:p text:style-name="P70"/>
              </text:list-item>
              <text:list-item>
                <text:p text:style-name="P70">používateľ stlačí language drop down menu a stlačí English.</text:p>
                <text:p text:style-name="P70"><text:soft-page-break/></text:p>
              </text:list-item>
              <text:list-item>
                <text:p text:style-name="P70">používateľ stlačí check-box dark theme. </text:p>
                <text:p text:style-name="P70"/>
              </text:list-item>
              <text:list-item>
                <text:p text:style-name="P70">Používateľ stlačí tlačidlo <text:span text:style-name="T35">Save</text:span>.</text:p>
                <text:p text:style-name="P70"/>
              </text:list-item>
              <text:list-item>
                <text:p text:style-name="P70">Jazyk sa zmenil na anglicky a téma na tmavú.</text:p>
                <text:p text:style-name="P62"/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11">Vysledok: PASS/FAIL</text:p>
          </table:table-cell>
          <table:table-cell table:style-name="Table4.B1" office:value-type="string">
            <text:p text:style-name="P11"/>
          </table:table-cell>
        </table:table-row>
      </table:table>
      <text:p text:style-name="Standard">Artem</text:p>
      <text:p text:style-name="P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1">Test 5: Aktualizácia profilu</text:p>
          </table:table-cell>
          <table:table-cell table:style-name="Table5.B1" office:value-type="string">
            <text:p text:style-name="P11"/>
          </table:table-cell>
        </table:table-row>
        <table:table-row table:style-name="Table5.1">
          <table:table-cell table:style-name="Table5.A1" office:value-type="string">
            <text:p text:style-name="P11">Vstupné podmienky</text:p>
          </table:table-cell>
          <table:table-cell table:style-name="Table5.B1" office:value-type="string">
            <text:p text:style-name="P12">Používateľ sa nachádza na obrazovke hore.</text:p>
          </table:table-cell>
        </table:table-row>
        <table:table-row table:style-name="Table5.1">
          <table:table-cell table:style-name="Table5.A1" office:value-type="string">
            <text:p text:style-name="P11">Výstupné podmienky</text:p>
          </table:table-cell>
          <table:table-cell table:style-name="Table5.B1" office:value-type="string">
            <text:p text:style-name="P12">Používateľ zmení svoju váhu a cieľovú váhu v profilu.</text:p>
          </table:table-cell>
        </table:table-row>
        <table:table-row table:style-name="Table5.4">
          <table:table-cell table:style-name="Table5.A1" office:value-type="string">
            <text:p text:style-name="P11">Postup:</text:p>
          </table:table-cell>
          <table:table-cell table:style-name="Table5.B1" office:value-type="string">
            <text:list text:style-name="L5">
              <text:list-item>
                <text:p text:style-name="P63">Používateľ stlačí tlačidlo “profil” </text:p>
                <text:p text:style-name="P71">a dostane sa na obrazovku profilu. </text:p>
                <text:p text:style-name="P71"/>
              </text:list-item>
              <text:list-item>
                <text:p text:style-name="P71">používateľ stlačí váha vstupné pole a otvorí sa mu numerická klávesnica.</text:p>
                <text:p text:style-name="P71"/>
              </text:list-item>
              <text:list-item>
                <text:p text:style-name="P71">používateľ vloží novú váhu. </text:p>
                <text:p text:style-name="P71"/>
              </text:list-item>
              <text:list-item>
                <text:p text:style-name="P71">používateľ stlačí cieľová váha vstupné pole a otvorí sa mu numerická klávesnica.</text:p>
                <text:p text:style-name="P71"/>
              </text:list-item>
              <text:list-item>
                <text:p text:style-name="P71">používateľ vloží novú cieľovú váhu.</text:p>
                <text:p text:style-name="P71"/>
              </text:list-item>
              <text:list-item>
                <text:p text:style-name="P71">používateľ stlačí tlačidlo uložiť’ a dostane sa na home obrazovku.</text:p>
                <text:p text:style-name="P63"/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11"><text:span text:style-name="T15">V</text:span><text:span text:style-name="T17">ý</text:span><text:span text:style-name="T15">sledok</text:span>: PASS/FAIL</text:p>
          </table:table-cell>
          <table:table-cell table:style-name="Table5.B1" office:value-type="string">
            <text:p text:style-name="P11"/>
          </table:table-cell>
        </table:table-row>
      </table:table>
      <text:p text:style-name="Standard"/>
      <text:p text:style-name="Standard">Artem</text:p>
      <text:p text:style-name="Standard"/>
      <text:p text:style-name="P29"/>
      <table:table table:name="Tabuľka1" table:style-name="Tabuľka1">
        <table:table-column table:style-name="Tabuľka1.A"/>
        <table:table-column table:style-name="Tabuľka1.B"/>
        <table:table-row table:style-name="Tabuľka1.1">
          <table:table-cell table:style-name="Tabuľka1.A1" office:value-type="string">
            <text:p text:style-name="P26"><text:span text:style-name="T9">Test </text:span><text:span text:style-name="T10">6</text:span><text:span text:style-name="T9">: </text:span>Premenovanie názvu workoutu </text:p>
          </table:table-cell>
          <table:table-cell table:style-name="Tabuľka1.B1" office:value-type="string">
            <text:p text:style-name="P18"/>
          </table:table-cell>
        </table:table-row>
        <table:table-row table:style-name="Tabuľka1.2">
          <table:table-cell table:style-name="Tabuľka1.A1" office:value-type="string">
            <text:p text:style-name="P18">Vstupné podmienky</text:p>
          </table:table-cell>
          <table:table-cell table:style-name="Tabuľka1.B1" office:value-type="string">
            <text:p text:style-name="P25">Používateľ sa nachádza na obrazovke <text:span text:style-name="T19">Home.</text:span></text:p>
          </table:table-cell>
        </table:table-row>
        <table:table-row table:style-name="Tabuľka1.3">
          <table:table-cell table:style-name="Tabuľka1.A1" office:value-type="string">
            <text:p text:style-name="P18">Výstupné podmienky</text:p>
          </table:table-cell>
          <table:table-cell table:style-name="Tabuľka1.B1" office:value-type="string">
            <text:p text:style-name="P20">Zmena názvu <text:span text:style-name="T19">v</text:span><text:span text:style-name="T38">ybrat</text:span><text:span text:style-name="T19">ého</text:span> workoutu.</text:p>
          </table:table-cell>
        </table:table-row>
        <table:table-row table:style-name="Tabuľka1.4">
          <table:table-cell table:style-name="Tabuľka1.A1" office:value-type="string">
            <text:p text:style-name="P18">Postup:</text:p>
          </table:table-cell>
          <table:table-cell table:style-name="Tabuľka1.B1" office:value-type="string">
            <text:list text:style-name="L6">
              <text:list-item>
                <text:p text:style-name="P64">Používateľ na obrazovke Home stlačí tlačidlo na <text:span text:style-name="T20">ľavom</text:span> <text:span text:style-name="T20">dolnom </text:span>rohu (<text:span text:style-name="T20">činka</text:span>), ktoré ho presunie na obrazovku <text:span text:style-name="T20">Workouts</text:span>.</text:p>
                <text:p text:style-name="P64"/>
              </text:list-item>
              <text:list-item>
                <text:p text:style-name="P58">Používateľ stlačí tlačidlo Create, ktoré ho presmeruje na obrazovku Create Workout.</text:p>
              </text:list-item>
            </text:list>
            <text:p text:style-name="P21"><text:span text:style-name="T21"/></text:p>
            <text:list text:continue-numbering="true" text:style-name="L6">
              <text:list-item>
                <text:p text:style-name="P58">Do poľa s názvom Name napíše meno workoutu a stlačí tlačidlo + to ho <text:soft-page-break/>presunie na stránku pridania cvikov. </text:p>
              </text:list-item>
            </text:list>
            <text:p text:style-name="P24"><text:span text:style-name="T15"/></text:p>
            <text:list text:continue-numbering="true" text:style-name="L6">
              <text:list-item>
                <text:p text:style-name="P59">Následne užívateľ stlačí tlačidlo back, ktoré ho presmeruje na obrazovku Workouts. </text:p>
                <text:p text:style-name="P52"><text:s/></text:p>
              </text:list-item>
              <text:list-item>
                <text:p text:style-name="P53"><text:span text:style-name="T39">P</text:span>oužívateľ stlačí tlačidlo s označením "E" Ktoré sa nachádza vľavo od záznamu. </text:p>
                <text:p text:style-name="P72"/>
              </text:list-item>
              <text:list-item>
                <text:p text:style-name="P72">Rozbalí sa stránka s názvom Rename workout, kde je pole New name, do ktorého používateľ zapíše nový názov. </text:p>
                <text:p text:style-name="P72"/>
              </text:list-item>
              <text:list-item>
                <text:p text:style-name="P72">Na uloženie stlačí tlačidlo Save ktoré ho vráti na predošlú stránku, kde bude viditeľná zmena názvu.</text:p>
              </text:list-item>
            </text:list>
          </table:table-cell>
        </table:table-row>
        <table:table-row table:style-name="Tabuľka1.5">
          <table:table-cell table:style-name="Tabuľka1.A1" office:value-type="string">
            <text:p text:style-name="P18"><text:span text:style-name="T15">V</text:span><text:span text:style-name="T16">ý</text:span><text:span text:style-name="T15">sledok</text:span>: PASS/FAIL</text:p>
          </table:table-cell>
          <table:table-cell table:style-name="Tabuľka1.B1" office:value-type="string">
            <text:p text:style-name="P18"/>
          </table:table-cell>
        </table:table-row>
      </table:table>
      <text:p text:style-name="P31">Juraj</text:p>
      <text:p text:style-name="P29"/>
      <table:table table:name="Tabuľka2" table:style-name="Tabuľka2">
        <table:table-column table:style-name="Tabuľka2.A"/>
        <table:table-column table:style-name="Tabuľka2.B"/>
        <table:table-row table:style-name="Tabuľka2.1">
          <table:table-cell table:style-name="Tabuľka2.A1" office:value-type="string">
            <text:p text:style-name="P26"><text:span text:style-name="T9">Test </text:span><text:span text:style-name="T10">7</text:span><text:span text:style-name="T9">: </text:span>Pridanie existujúceho cviku do workoutu <text:span text:style-name="T22">s Internetovým pripojením</text:span></text:p>
          </table:table-cell>
          <table:table-cell table:style-name="Tabuľka2.B1" office:value-type="string">
            <text:p text:style-name="P18"/>
          </table:table-cell>
        </table:table-row>
        <table:table-row table:style-name="Tabuľka2.2">
          <table:table-cell table:style-name="Tabuľka2.A1" office:value-type="string">
            <text:p text:style-name="P18">Vstupné podmienky</text:p>
          </table:table-cell>
          <table:table-cell table:style-name="Tabuľka2.B1" office:value-type="string">
            <text:p text:style-name="P22">Používateľ sa nachádza na obrazovke Workouts <text:span text:style-name="T22">a má pripojenie na internet</text:span></text:p>
          </table:table-cell>
        </table:table-row>
        <table:table-row table:style-name="Tabuľka2.1">
          <table:table-cell table:style-name="Tabuľka2.A1" office:value-type="string">
            <text:p text:style-name="P18">Výstupné podmienky</text:p>
          </table:table-cell>
          <table:table-cell table:style-name="Tabuľka2.B1" office:value-type="string">
            <text:p text:style-name="P27">Pridanie nového cviku do Workoutu </text:p>
          </table:table-cell>
        </table:table-row>
        <table:table-row table:style-name="Tabuľka2.4">
          <table:table-cell table:style-name="Tabuľka2.A1" office:value-type="string">
            <text:p text:style-name="P18">Postup:</text:p>
          </table:table-cell>
          <table:table-cell table:style-name="Tabuľka2.B1" office:value-type="string">
            <text:list text:style-name="L7">
              <text:list-item>
                <text:p text:style-name="P54">Používateľ klikne na názov Workoutu, ktoré ho presunie na jeho stránku, kde sa nachazdaju jednotlivé cviky tlačidla: Start, Add, Back, Edit, -. </text:p>
                <text:p text:style-name="P56"/>
              </text:list-item>
              <text:list-item>
                <text:p text:style-name="P73">Používateľ klikne na tlačidlo Add, ktoré ho presunie na stránku s vyhľadávaním cvikov, vytvorenie vlastného cviku alebo pridanie už existujúcich cvikov. </text:p>
                <text:p text:style-name="P73"/>
              </text:list-item>
              <text:list-item>
                <text:p text:style-name="P73">Následne používateľ klikne na tlačidlo, "+" ktoré je vedľa názvu cviku. </text:p>
                <text:p text:style-name="P73"/>
              </text:list-item>
              <text:list-item>
                <text:p text:style-name="P73">Používateľ bude presunuty na stránku jednotlivého cviku, kde si nastaví trvanie série, počet sérii, váhu závažia a počet opakovaní. </text:p>
                <text:p text:style-name="P73"/>
              </text:list-item>
              <text:list-item>
                <text:p text:style-name="P73">Aby sa cvičenie uložilo používateľ musí stlačiť tlačidlo save, ktoré ho aj vráti na stránku vyhľadávania. </text:p>
                <text:p text:style-name="P73"/>
              </text:list-item>
              <text:list-item>
                <text:p text:style-name="P73">Následne treba stlačiť tlačidlo naspäť na spodku obrazovky, aby sme sa dostali na Workout, kde už bude aj pridaný cvik. </text:p>
              </text:list-item>
            </text:list>
          </table:table-cell>
        </table:table-row>
        <text:soft-page-break/>
        <table:table-row table:style-name="Tabuľka2.1">
          <table:table-cell table:style-name="Tabuľka2.A1" office:value-type="string">
            <text:p text:style-name="P18"><text:span text:style-name="T15">V</text:span><text:span text:style-name="T16">ý</text:span><text:span text:style-name="T15">sledok</text:span>: PASS/FAIL</text:p>
          </table:table-cell>
          <table:table-cell table:style-name="Tabuľka2.B1" office:value-type="string">
            <text:p text:style-name="P18"/>
          </table:table-cell>
        </table:table-row>
      </table:table>
      <text:p text:style-name="P30">Juraj</text:p>
      <text:p text:style-name="P16"/>
      <text:p text:style-name="P36">Negative</text:p>
      <text:p text:style-name="P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">Test 8: Prihlasenie s nesprávnymi údajmi </text:p>
          </table:table-cell>
          <table:table-cell table:style-name="Table6.B1" office:value-type="string">
            <text:p text:style-name="P11"/>
          </table:table-cell>
        </table:table-row>
        <table:table-row table:style-name="Table6.2">
          <table:table-cell table:style-name="Table6.A1" office:value-type="string">
            <text:p text:style-name="P18">Vstupné podmienky</text:p>
          </table:table-cell>
          <table:table-cell table:style-name="Table6.B1" office:value-type="string">
            <text:p text:style-name="P12">Používateľ sa nachádza na obrazovke prihlasenie, ma pripojenie na internet. </text:p>
          </table:table-cell>
        </table:table-row>
        <table:table-row table:style-name="Table6.3">
          <table:table-cell table:style-name="Table6.A1" office:value-type="string">
            <text:p text:style-name="P18">Výstupné podmienky</text:p>
          </table:table-cell>
          <table:table-cell table:style-name="Table6.B1" office:value-type="string">
            <text:p text:style-name="P11">Používateľ dostane správu: “Chybne údaje” .</text:p>
          </table:table-cell>
        </table:table-row>
        <table:table-row table:style-name="Table6.4">
          <table:table-cell table:style-name="Table6.A1" office:value-type="string">
            <text:p text:style-name="P18">Postup:</text:p>
          </table:table-cell>
          <table:table-cell table:style-name="Table6.B1" office:value-type="string">
            <text:list text:style-name="L8">
              <text:list-item>
                <text:p text:style-name="P65">Používateľ napíše “1111111” do emailu. </text:p>
                <text:p text:style-name="P65"/>
              </text:list-item>
              <text:list-item>
                <text:p text:style-name="P75">Používateľ napíše “23123131” do hesla.</text:p>
                <text:p text:style-name="P75"><text:s/></text:p>
              </text:list-item>
              <text:list-item>
                <text:p text:style-name="P74"><text:span text:style-name="T22">P</text:span>oužívateľ’ stlačí tlačidlo prihlásiť sa.</text:p>
                <text:p text:style-name="P74"/>
              </text:list-item>
              <text:list-item>
                <text:p text:style-name="P74"><text:span text:style-name="T22">P</text:span>oužívateľ’ uvidí správu: “Chybne údaje”.</text:p>
                <text:p text:style-name="P65"/>
              </text:list-item>
            </text:list>
          </table:table-cell>
        </table:table-row>
        <table:table-row table:style-name="Table6.5">
          <table:table-cell table:style-name="Table6.A1" office:value-type="string">
            <text:p text:style-name="P18"><text:span text:style-name="T15">V</text:span><text:span text:style-name="T16">ý</text:span><text:span text:style-name="T15">sledok</text:span>: PASS/FAIL</text:p>
          </table:table-cell>
          <table:table-cell table:style-name="Table6.B1" office:value-type="string">
            <text:p text:style-name="P11"/>
          </table:table-cell>
        </table:table-row>
      </table:table>
      <text:p text:style-name="P15"/>
      <text:p text:style-name="P2"/>
      <text:p text:style-name="P2"/>
      <text:p text:style-name="P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1">Test 9: vymazať profil bez riadneho potvrdenia</text:p>
          </table:table-cell>
          <table:table-cell table:style-name="Table7.B1" office:value-type="string">
            <text:p text:style-name="P11"/>
          </table:table-cell>
        </table:table-row>
        <table:table-row table:style-name="Table7.2">
          <table:table-cell table:style-name="Table7.A1" office:value-type="string">
            <text:p text:style-name="P18">Vstupné podmienky</text:p>
          </table:table-cell>
          <table:table-cell table:style-name="Table7.B1" office:value-type="string">
            <text:p text:style-name="P12">Používateľ je prihlásený, ako test používateľ a sa nachádza na obrazovke profil, ma pripojenie na internet.</text:p>
          </table:table-cell>
        </table:table-row>
        <table:table-row table:style-name="Table7.3">
          <table:table-cell table:style-name="Table7.A1" office:value-type="string">
            <text:p text:style-name="P18">Výstupné podmienky</text:p>
          </table:table-cell>
          <table:table-cell table:style-name="Table7.B1" office:value-type="string">
            <text:p text:style-name="P13">Používateľ dostane správu: “Chybne <text:span text:style-name="T36">heslo</text:span>”. </text:p>
          </table:table-cell>
        </table:table-row>
        <table:table-row table:style-name="Table7.4">
          <table:table-cell table:style-name="Table7.A1" office:value-type="string">
            <text:p text:style-name="P18">Postup:</text:p>
          </table:table-cell>
          <table:table-cell table:style-name="Table7.B1" office:value-type="string">
            <text:list text:style-name="L9">
              <text:list-item>
                <text:p text:style-name="P66">Používateľ stlačí tlačidlo “Vymazať’ profil” a dostane sa na obrazovku s potvrdením. </text:p>
                <text:p text:style-name="P66"/>
              </text:list-item>
              <text:list-item>
                <text:p text:style-name="P77">Používateľ napíše “23123131” do hesla.</text:p>
                <text:p text:style-name="P77"/>
              </text:list-item>
              <text:list-item>
                <text:p text:style-name="P76">Používate’ stlačí tlačidlo “vymazať". </text:p>
                <text:p text:style-name="P76"/>
              </text:list-item>
              <text:list-item>
                <text:p text:style-name="P76"><text:span text:style-name="T22">P</text:span>oužívateľ uvidí správu: "Chybn<text:span text:style-name="T18">é</text:span> heslo”.</text:p>
                <text:p text:style-name="P66"/>
              </text:list-item>
            </text:list>
          </table:table-cell>
        </table:table-row>
        <table:table-row table:style-name="Table7.5">
          <table:table-cell table:style-name="Table7.A1" office:value-type="string">
            <text:p text:style-name="P18"><text:span text:style-name="T15">V</text:span><text:span text:style-name="T16">ý</text:span><text:span text:style-name="T15">sledok</text:span>: PASS/FAIL</text:p>
          </table:table-cell>
          <table:table-cell table:style-name="Table7.B1" office:value-type="string">
            <text:p text:style-name="P11"/>
          </table:table-cell>
        </table:table-row>
      </table:table>
      <text:p text:style-name="Standard"/>
      <text:p text:style-name="Standard"/>
      <text:p text:style-name="P32"/>
      <table:table table:name="Tabuľka3" table:style-name="Tabuľka3">
        <table:table-column table:style-name="Tabuľka3.A"/>
        <table:table-column table:style-name="Tabuľka3.B"/>
        <table:table-row table:style-name="Tabuľka3.1">
          <table:table-cell table:style-name="Tabuľka3.A1" office:value-type="string">
            <text:p text:style-name="P28"><text:span text:style-name="T9">Test </text:span><text:span text:style-name="T11">10</text:span><text:span text:style-name="T9">: Pridanie existujúceho cviku do workoutu</text:span><text:span text:style-name="T12"> </text:span><text:span text:style-name="T14">bez</text:span><text:span text:style-name="T13"> Internetov</text:span><text:span text:style-name="T14">ého</text:span><text:span text:style-name="T13"> pripojen</text:span><text:span text:style-name="T14">ia</text:span></text:p>
          </table:table-cell>
          <table:table-cell table:style-name="Tabuľka3.B1" office:value-type="string">
            <text:p text:style-name="P19"/>
          </table:table-cell>
        </table:table-row>
        <table:table-row table:style-name="Tabuľka3.2">
          <table:table-cell table:style-name="Tabuľka3.A1" office:value-type="string">
            <text:p text:style-name="P19">Vstupné podmienky</text:p>
          </table:table-cell>
          <table:table-cell table:style-name="Tabuľka3.B1" office:value-type="string">
            <text:p text:style-name="P22">Používateľ sa nachádza na obrazovke <text:span text:style-name="T24">Home</text:span> <text:span text:style-name="T22">a </text:span><text:span text:style-name="T23">nemá</text:span><text:span text:style-name="T22"> pripojenie na internet.</text:span></text:p>
          </table:table-cell>
        </table:table-row>
        <text:soft-page-break/>
        <table:table-row table:style-name="Tabuľka3.1">
          <table:table-cell table:style-name="Tabuľka3.A1" office:value-type="string">
            <text:p text:style-name="P19">Výstupné podmienky</text:p>
          </table:table-cell>
          <table:table-cell table:style-name="Tabuľka3.B1" office:value-type="string">
            <text:p text:style-name="P23">Oznámenie,<text:span text:style-name="T15"> </text:span><text:span text:style-name="T24">že funkcia je dostupná len s pripojením na internet.</text:span></text:p>
          </table:table-cell>
        </table:table-row>
        <table:table-row table:style-name="Tabuľka3.4">
          <table:table-cell table:style-name="Tabuľka3.A1" office:value-type="string">
            <text:p text:style-name="P19">Postup:</text:p>
          </table:table-cell>
          <table:table-cell table:style-name="Tabuľka3.B1" office:value-type="string">
            <text:list text:style-name="L10">
              <text:list-item>
                <text:p text:style-name="P67">Používateľ na obrazovke Home stlačí tlačidlo na <text:span text:style-name="T20">ľavom</text:span> <text:span text:style-name="T20">dolnom </text:span>rohu (<text:span text:style-name="T20">činka</text:span>), ktoré ho presunie na obrazovku <text:span text:style-name="T20">Workouts</text:span>.</text:p>
                <text:p text:style-name="P51"/>
              </text:list-item>
              <text:list-item>
                <text:p text:style-name="P55">Používateľ klikne na názov Workoutu, ktoré ho presunie na jeho stránku, kde sa nachazdaju jednotlivé cviky tlačidla: Start, Add, Back, Edit, -.</text:p>
                <text:p text:style-name="P57"/>
              </text:list-item>
              <text:list-item>
                <text:p text:style-name="P78">Používateľ klikne na tlačidlo Add, ktoré ho presunie na stránku s vyhľadávaním cvikov, vytvorenie vlastného cviku alebo pridanie už existujúcich cvikov.</text:p>
              </text:list-item>
            </text:list>
            <text:p text:style-name="P34"/>
            <text:list text:continue-numbering="true" text:style-name="L10">
              <text:list-item>
                <text:p text:style-name="P78">Následne používateľ klikne na tlačidlo, "+" ktoré je vedľa názvu cviku.</text:p>
              </text:list-item>
            </text:list>
            <text:p text:style-name="P34"/>
            <text:list text:continue-numbering="true" text:style-name="L10">
              <text:list-item>
                <text:p text:style-name="P79">Kedže uživateľ nie je pripojený na internet dostane spravú: „<text:span text:style-name="T37">Nie je </text:span>možné<text:span text:style-name="T37"> prida</text:span>ť<text:span text:style-name="T37"> cvik, bez pripojenia na internet.”</text:span></text:p>
              </text:list-item>
            </text:list>
          </table:table-cell>
        </table:table-row>
        <table:table-row table:style-name="Tabuľka3.1">
          <table:table-cell table:style-name="Tabuľka3.A1" office:value-type="string">
            <text:p text:style-name="P19"><text:span text:style-name="T15">V</text:span><text:span text:style-name="T16">ý</text:span><text:span text:style-name="T15">sledok</text:span>: PASS/FAIL</text:p>
          </table:table-cell>
          <table:table-cell table:style-name="Tabuľka3.B1" office:value-type="string">
            <text:p text:style-name="P19"/>
          </table:table-cell>
        </table:table-row>
      </table:table>
      <text:p text:style-name="P33">Juraj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4-03-03T20:55:57.170000000</dc:date>
    <meta:editing-duration>PT4H59M46S</meta:editing-duration>
    <meta:editing-cycles>81</meta:editing-cycles>
    <meta:print-date>2024-03-03T20:27:52.484000000</meta:print-date>
    <meta:document-statistic meta:table-count="11" meta:image-count="0" meta:object-count="0" meta:page-count="8" meta:paragraph-count="195" meta:word-count="1373" meta:character-count="9562" meta:non-whitespace-character-count="8309"/>
  </office:meta>
</office:document-meta>
</file>